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100 Nomes Aleatórios </text:p>
          </table:table-cell>
        </table:table-row>
        <table:table-row table:style-name="ro1">
          <table:table-cell office:value-type="string" calcext:value-type="string">
            <text:p>Adalberto Azevedo</text:p>
          </table:table-cell>
        </table:table-row>
        <table:table-row table:style-name="ro1">
          <table:table-cell office:value-type="string" calcext:value-type="string">
            <text:p>Adosindo Garcez</text:p>
          </table:table-cell>
        </table:table-row>
        <table:table-row table:style-name="ro1">
          <table:table-cell office:value-type="string" calcext:value-type="string">
            <text:p>Adriano Lousã</text:p>
          </table:table-cell>
        </table:table-row>
        <table:table-row table:style-name="ro1">
          <table:table-cell office:value-type="string" calcext:value-type="string">
            <text:p>Adélio Castellano</text:p>
          </table:table-cell>
        </table:table-row>
        <table:table-row table:style-name="ro1">
          <table:table-cell office:value-type="string" calcext:value-type="string">
            <text:p>Adérito Ramires</text:p>
          </table:table-cell>
        </table:table-row>
        <table:table-row table:style-name="ro1">
          <table:table-cell office:value-type="string" calcext:value-type="string">
            <text:p>Afonso Britto</text:p>
          </table:table-cell>
        </table:table-row>
        <table:table-row table:style-name="ro1">
          <table:table-cell office:value-type="string" calcext:value-type="string">
            <text:p>Aguinaldo Granja</text:p>
          </table:table-cell>
        </table:table-row>
        <table:table-row table:style-name="ro1">
          <table:table-cell office:value-type="string" calcext:value-type="string">
            <text:p>Aldonça Bahía</text:p>
          </table:table-cell>
        </table:table-row>
        <table:table-row table:style-name="ro1">
          <table:table-cell office:value-type="string" calcext:value-type="string">
            <text:p>Aleixo Ferreira Santos</text:p>
          </table:table-cell>
        </table:table-row>
        <table:table-row table:style-name="ro1">
          <table:table-cell office:value-type="string" calcext:value-type="string">
            <text:p>Aleixo Outeiro</text:p>
          </table:table-cell>
        </table:table-row>
        <table:table-row table:style-name="ro1">
          <table:table-cell office:value-type="string" calcext:value-type="string">
            <text:p>Andreia Viégas</text:p>
          </table:table-cell>
        </table:table-row>
        <table:table-row table:style-name="ro1">
          <table:table-cell office:value-type="string" calcext:value-type="string">
            <text:p>Angélica Aquino</text:p>
          </table:table-cell>
        </table:table-row>
        <table:table-row table:style-name="ro1">
          <table:table-cell office:value-type="string" calcext:value-type="string">
            <text:p>Aniano Losada</text:p>
          </table:table-cell>
        </table:table-row>
        <table:table-row table:style-name="ro1">
          <table:table-cell office:value-type="string" calcext:value-type="string">
            <text:p>Aníbal Mederos</text:p>
          </table:table-cell>
        </table:table-row>
        <table:table-row table:style-name="ro1">
          <table:table-cell office:value-type="string" calcext:value-type="string">
            <text:p>Asi Leme</text:p>
          </table:table-cell>
        </table:table-row>
        <table:table-row table:style-name="ro1">
          <table:table-cell office:value-type="string" calcext:value-type="string">
            <text:p>Beatriz Veleda</text:p>
          </table:table-cell>
        </table:table-row>
        <table:table-row table:style-name="ro1">
          <table:table-cell office:value-type="string" calcext:value-type="string">
            <text:p>Belmiro Curado</text:p>
          </table:table-cell>
        </table:table-row>
        <table:table-row table:style-name="ro1">
          <table:table-cell office:value-type="string" calcext:value-type="string">
            <text:p>Berengária Aveiro</text:p>
          </table:table-cell>
        </table:table-row>
        <table:table-row table:style-name="ro1">
          <table:table-cell office:value-type="string" calcext:value-type="string">
            <text:p>Bárbara Ignacio</text:p>
          </table:table-cell>
        </table:table-row>
        <table:table-row table:style-name="ro1">
          <table:table-cell office:value-type="string" calcext:value-type="string">
            <text:p>Camila Bahia Batista</text:p>
          </table:table-cell>
        </table:table-row>
        <table:table-row table:style-name="ro1">
          <table:table-cell office:value-type="string" calcext:value-type="string">
            <text:p>Carina Sacadura</text:p>
          </table:table-cell>
        </table:table-row>
        <table:table-row table:style-name="ro1">
          <table:table-cell office:value-type="string" calcext:value-type="string">
            <text:p>Cecília Sarmento</text:p>
          </table:table-cell>
        </table:table-row>
        <table:table-row table:style-name="ro1">
          <table:table-cell office:value-type="string" calcext:value-type="string">
            <text:p>Clarindo Paranaguá</text:p>
          </table:table-cell>
        </table:table-row>
        <table:table-row table:style-name="ro1">
          <table:table-cell office:value-type="string" calcext:value-type="string">
            <text:p>Custódio Cortês</text:p>
          </table:table-cell>
        </table:table-row>
        <table:table-row table:style-name="ro1">
          <table:table-cell office:value-type="string" calcext:value-type="string">
            <text:p>Dinarte Malafaia Brunet</text:p>
          </table:table-cell>
        </table:table-row>
        <table:table-row table:style-name="ro1">
          <table:table-cell office:value-type="string" calcext:value-type="string">
            <text:p>Domingos Estrella</text:p>
          </table:table-cell>
        </table:table-row>
        <table:table-row table:style-name="ro1">
          <table:table-cell office:value-type="string" calcext:value-type="string">
            <text:p>Domingos Torres</text:p>
          </table:table-cell>
        </table:table-row>
        <table:table-row table:style-name="ro1">
          <table:table-cell office:value-type="string" calcext:value-type="string">
            <text:p>Duarte Mendonça Dias</text:p>
          </table:table-cell>
        </table:table-row>
        <table:table-row table:style-name="ro1">
          <table:table-cell office:value-type="string" calcext:value-type="string">
            <text:p>Délia Candeias</text:p>
          </table:table-cell>
        </table:table-row>
        <table:table-row table:style-name="ro1">
          <table:table-cell office:value-type="string" calcext:value-type="string">
            <text:p>Edgar Sarmiento</text:p>
          </table:table-cell>
        </table:table-row>
        <table:table-row table:style-name="ro1">
          <table:table-cell office:value-type="string" calcext:value-type="string">
            <text:p>Eduardo Estrela</text:p>
          </table:table-cell>
        </table:table-row>
        <table:table-row table:style-name="ro1">
          <table:table-cell office:value-type="string" calcext:value-type="string">
            <text:p>Epifânia Barata</text:p>
          </table:table-cell>
        </table:table-row>
        <table:table-row table:style-name="ro1">
          <table:table-cell office:value-type="string" calcext:value-type="string">
            <text:p>Esmeralda Hierro</text:p>
          </table:table-cell>
        </table:table-row>
        <table:table-row table:style-name="ro1">
          <table:table-cell office:value-type="string" calcext:value-type="string">
            <text:p>Estêvão Osorio</text:p>
          </table:table-cell>
        </table:table-row>
        <table:table-row table:style-name="ro1">
          <table:table-cell office:value-type="string" calcext:value-type="string">
            <text:p>Evangelista Rico</text:p>
          </table:table-cell>
        </table:table-row>
        <table:table-row table:style-name="ro1">
          <table:table-cell office:value-type="string" calcext:value-type="string">
            <text:p>Filena Girã</text:p>
          </table:table-cell>
        </table:table-row>
        <table:table-row table:style-name="ro1">
          <table:table-cell office:value-type="string" calcext:value-type="string">
            <text:p>Filipe Ferraz</text:p>
          </table:table-cell>
        </table:table-row>
        <table:table-row table:style-name="ro1">
          <table:table-cell office:value-type="string" calcext:value-type="string">
            <text:p>Flora Sobreira</text:p>
          </table:table-cell>
        </table:table-row>
        <table:table-row table:style-name="ro1">
          <table:table-cell office:value-type="string" calcext:value-type="string">
            <text:p>Floriano Caldas</text:p>
          </table:table-cell>
        </table:table-row>
        <table:table-row table:style-name="ro1">
          <table:table-cell office:value-type="string" calcext:value-type="string">
            <text:p>Francisca Rebelo</text:p>
          </table:table-cell>
        </table:table-row>
        <table:table-row table:style-name="ro1">
          <table:table-cell office:value-type="string" calcext:value-type="string">
            <text:p>Frederica Lustosa</text:p>
          </table:table-cell>
        </table:table-row>
        <table:table-row table:style-name="ro1">
          <table:table-cell office:value-type="string" calcext:value-type="string">
            <text:p>Frutuoso Cerqueira</text:p>
          </table:table-cell>
        </table:table-row>
        <table:table-row table:style-name="ro1">
          <table:table-cell office:value-type="string" calcext:value-type="string">
            <text:p>Fátima Ataí</text:p>
          </table:table-cell>
        </table:table-row>
        <table:table-row table:style-name="ro1">
          <table:table-cell office:value-type="string" calcext:value-type="string">
            <text:p>Garibaldo Nóbrega</text:p>
          </table:table-cell>
        </table:table-row>
        <table:table-row table:style-name="ro1">
          <table:table-cell office:value-type="string" calcext:value-type="string">
            <text:p>Gedeão Parente</text:p>
          </table:table-cell>
        </table:table-row>
        <table:table-row table:style-name="ro1">
          <table:table-cell office:value-type="string" calcext:value-type="string">
            <text:p>Gilda Dornelles</text:p>
          </table:table-cell>
        </table:table-row>
        <table:table-row table:style-name="ro1">
          <table:table-cell office:value-type="string" calcext:value-type="string">
            <text:p>Girão Vieira</text:p>
          </table:table-cell>
        </table:table-row>
        <table:table-row table:style-name="ro1">
          <table:table-cell office:value-type="string" calcext:value-type="string">
            <text:p>Gualdim Beltrán</text:p>
          </table:table-cell>
        </table:table-row>
        <table:table-row table:style-name="ro1">
          <table:table-cell office:value-type="string" calcext:value-type="string">
            <text:p>Gustavo Inácio</text:p>
          </table:table-cell>
        </table:table-row>
        <table:table-row table:style-name="ro1">
          <table:table-cell office:value-type="string" calcext:value-type="string">
            <text:p>Henrique Viegas</text:p>
          </table:table-cell>
        </table:table-row>
        <table:table-row table:style-name="ro1">
          <table:table-cell office:value-type="string" calcext:value-type="string">
            <text:p>Hermígio Vilas Boas</text:p>
          </table:table-cell>
        </table:table-row>
        <table:table-row table:style-name="ro1">
          <table:table-cell office:value-type="string" calcext:value-type="string">
            <text:p>Hernâni Girón</text:p>
          </table:table-cell>
        </table:table-row>
        <table:table-row table:style-name="ro1">
          <table:table-cell office:value-type="string" calcext:value-type="string">
            <text:p>Hélder Fidalgo</text:p>
          </table:table-cell>
        </table:table-row>
        <table:table-row table:style-name="ro1">
          <table:table-cell office:value-type="string" calcext:value-type="string">
            <text:p>Ibijara Pimenta</text:p>
          </table:table-cell>
        </table:table-row>
        <table:table-row table:style-name="ro1">
          <table:table-cell office:value-type="string" calcext:value-type="string">
            <text:p>Ilma Coimbra</text:p>
          </table:table-cell>
        </table:table-row>
        <table:table-row table:style-name="ro1">
          <table:table-cell office:value-type="string" calcext:value-type="string">
            <text:p>Inaiá Severiano</text:p>
          </table:table-cell>
        </table:table-row>
        <table:table-row table:style-name="ro1">
          <table:table-cell office:value-type="string" calcext:value-type="string">
            <text:p>Irani Macedo</text:p>
          </table:table-cell>
        </table:table-row>
        <table:table-row table:style-name="ro1">
          <table:table-cell office:value-type="string" calcext:value-type="string">
            <text:p>Jaime Nazário</text:p>
          </table:table-cell>
        </table:table-row>
        <table:table-row table:style-name="ro1">
          <table:table-cell office:value-type="string" calcext:value-type="string">
            <text:p>Jordana Vale</text:p>
          </table:table-cell>
        </table:table-row>
        <table:table-row table:style-name="ro1">
          <table:table-cell office:value-type="string" calcext:value-type="string">
            <text:p>Jorge Valerio</text:p>
          </table:table-cell>
        </table:table-row>
        <table:table-row table:style-name="ro1">
          <table:table-cell office:value-type="string" calcext:value-type="string">
            <text:p>Jutaí Leme</text:p>
          </table:table-cell>
        </table:table-row>
        <table:table-row table:style-name="ro1">
          <table:table-cell office:value-type="string" calcext:value-type="string">
            <text:p>Levindo Parente</text:p>
          </table:table-cell>
        </table:table-row>
        <table:table-row table:style-name="ro1">
          <table:table-cell office:value-type="string" calcext:value-type="string">
            <text:p>Liedson Lucena</text:p>
          </table:table-cell>
        </table:table-row>
        <table:table-row table:style-name="ro1">
          <table:table-cell office:value-type="string" calcext:value-type="string">
            <text:p>Liliana Couto</text:p>
          </table:table-cell>
        </table:table-row>
        <table:table-row table:style-name="ro1">
          <table:table-cell office:value-type="string" calcext:value-type="string">
            <text:p>Luís Coito</text:p>
          </table:table-cell>
        </table:table-row>
        <table:table-row table:style-name="ro1">
          <table:table-cell office:value-type="string" calcext:value-type="string">
            <text:p>Madalena Fontoura</text:p>
          </table:table-cell>
        </table:table-row>
        <table:table-row table:style-name="ro1">
          <table:table-cell office:value-type="string" calcext:value-type="string">
            <text:p>Magali Sousa Prado</text:p>
          </table:table-cell>
        </table:table-row>
        <table:table-row table:style-name="ro1">
          <table:table-cell office:value-type="string" calcext:value-type="string">
            <text:p>Marli Bahía</text:p>
          </table:table-cell>
        </table:table-row>
        <table:table-row table:style-name="ro1">
          <table:table-cell office:value-type="string" calcext:value-type="string">
            <text:p>Miguelina Nazário</text:p>
          </table:table-cell>
        </table:table-row>
        <table:table-row table:style-name="ro1">
          <table:table-cell office:value-type="string" calcext:value-type="string">
            <text:p>Moaci Perdigón</text:p>
          </table:table-cell>
        </table:table-row>
        <table:table-row table:style-name="ro1">
          <table:table-cell office:value-type="string" calcext:value-type="string">
            <text:p>Norberto Malheiros</text:p>
          </table:table-cell>
        </table:table-row>
        <table:table-row table:style-name="ro1">
          <table:table-cell office:value-type="string" calcext:value-type="string">
            <text:p>Noé Toscano</text:p>
          </table:table-cell>
        </table:table-row>
        <table:table-row table:style-name="ro1">
          <table:table-cell office:value-type="string" calcext:value-type="string">
            <text:p>Noémia Lampreia</text:p>
          </table:table-cell>
        </table:table-row>
        <table:table-row table:style-name="ro1">
          <table:table-cell office:value-type="string" calcext:value-type="string">
            <text:p>Nuno Carmona</text:p>
          </table:table-cell>
        </table:table-row>
        <table:table-row table:style-name="ro1">
          <table:table-cell office:value-type="string" calcext:value-type="string">
            <text:p>Odete Bernardes</text:p>
          </table:table-cell>
        </table:table-row>
        <table:table-row table:style-name="ro1">
          <table:table-cell office:value-type="string" calcext:value-type="string">
            <text:p>Orestes Saldaña</text:p>
          </table:table-cell>
        </table:table-row>
        <table:table-row table:style-name="ro1">
          <table:table-cell office:value-type="string" calcext:value-type="string">
            <text:p>Oscar <text:s text:c="2"/>Ferraço</text:p>
          </table:table-cell>
        </table:table-row>
        <table:table-row table:style-name="ro1">
          <table:table-cell office:value-type="string" calcext:value-type="string">
            <text:p>Paulo Thomé</text:p>
          </table:table-cell>
        </table:table-row>
        <table:table-row table:style-name="ro1">
          <table:table-cell office:value-type="string" calcext:value-type="string">
            <text:p>Priscila Baião</text:p>
          </table:table-cell>
        </table:table-row>
        <table:table-row table:style-name="ro1">
          <table:table-cell office:value-type="string" calcext:value-type="string">
            <text:p>Raimundo Negrão</text:p>
          </table:table-cell>
        </table:table-row>
        <table:table-row table:style-name="ro1">
          <table:table-cell office:value-type="string" calcext:value-type="string">
            <text:p>Reginaldo Espírito Santo</text:p>
          </table:table-cell>
        </table:table-row>
        <table:table-row table:style-name="ro1">
          <table:table-cell office:value-type="string" calcext:value-type="string">
            <text:p>Roseli Granjeia</text:p>
          </table:table-cell>
        </table:table-row>
        <table:table-row table:style-name="ro1">
          <table:table-cell office:value-type="string" calcext:value-type="string">
            <text:p>Rufus Sequeira</text:p>
          </table:table-cell>
        </table:table-row>
        <table:table-row table:style-name="ro1">
          <table:table-cell office:value-type="string" calcext:value-type="string">
            <text:p>Rui Abrantes</text:p>
          </table:table-cell>
        </table:table-row>
        <table:table-row table:style-name="ro1">
          <table:table-cell office:value-type="string" calcext:value-type="string">
            <text:p>Rui Alcântara</text:p>
          </table:table-cell>
        </table:table-row>
        <table:table-row table:style-name="ro1">
          <table:table-cell office:value-type="string" calcext:value-type="string">
            <text:p>Rómulo Castanho</text:p>
          </table:table-cell>
        </table:table-row>
        <table:table-row table:style-name="ro1">
          <table:table-cell office:value-type="string" calcext:value-type="string">
            <text:p>Rómulo Parreira</text:p>
          </table:table-cell>
        </table:table-row>
        <table:table-row table:style-name="ro1">
          <table:table-cell office:value-type="string" calcext:value-type="string">
            <text:p>Sabina Junqueira</text:p>
          </table:table-cell>
        </table:table-row>
        <table:table-row table:style-name="ro1">
          <table:table-cell office:value-type="string" calcext:value-type="string">
            <text:p>Simeão Moreyra</text:p>
          </table:table-cell>
        </table:table-row>
        <table:table-row table:style-name="ro1">
          <table:table-cell office:value-type="string" calcext:value-type="string">
            <text:p>Sofia Caniça</text:p>
          </table:table-cell>
        </table:table-row>
        <table:table-row table:style-name="ro1">
          <table:table-cell office:value-type="string" calcext:value-type="string">
            <text:p>Talita Mortágua</text:p>
          </table:table-cell>
        </table:table-row>
        <table:table-row table:style-name="ro1">
          <table:table-cell office:value-type="string" calcext:value-type="string">
            <text:p>Telma Açores</text:p>
          </table:table-cell>
        </table:table-row>
        <table:table-row table:style-name="ro1">
          <table:table-cell office:value-type="string" calcext:value-type="string">
            <text:p>Teodorico Valente</text:p>
          </table:table-cell>
        </table:table-row>
        <table:table-row table:style-name="ro1">
          <table:table-cell office:value-type="string" calcext:value-type="string">
            <text:p>Tércio Cordeiro</text:p>
          </table:table-cell>
        </table:table-row>
        <table:table-row table:style-name="ro1">
          <table:table-cell office:value-type="string" calcext:value-type="string">
            <text:p>Vanessa Guarabira</text:p>
          </table:table-cell>
        </table:table-row>
        <table:table-row table:style-name="ro1">
          <table:table-cell office:value-type="string" calcext:value-type="string">
            <text:p>Verônica <text:s text:c="2"/>Quintanilla</text:p>
          </table:table-cell>
        </table:table-row>
        <table:table-row table:style-name="ro1">
          <table:table-cell office:value-type="string" calcext:value-type="string">
            <text:p>Vlademiro Aranha</text:p>
          </table:table-cell>
        </table:table-row>
        <table:table-row table:style-name="ro1">
          <table:table-cell office:value-type="string" calcext:value-type="string">
            <text:p>Ximena Martínez</text:p>
          </table:table-cell>
        </table:table-row>
        <table:table-row table:style-name="ro1">
          <table:table-cell office:value-type="string" calcext:value-type="string">
            <text:p>Zuriel Belo</text:p>
          </table:table-cell>
        </table:table-row>
        <table:table-row table:style-name="ro1">
          <table:table-cell office:value-type="string" calcext:value-type="string">
            <text:p>Ítala Azeredo </text:p>
          </table:table-cell>
        </table:table-row>
      </table:table>
      <table:table table:name="Planilha2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Nomes Completo</text:p>
          </table:table-cell>
          <table:table-cell table:style-name="ce3" office:value-type="string" calcext:value-type="string">
            <text:p>Primeiro nome</text:p>
          </table:table-cell>
          <table:table-cell table:style-name="ce3" office:value-type="string" calcext:value-type="string">
            <text:p>Nome do meio</text:p>
          </table:table-cell>
          <table:table-cell table:style-name="ce3" office:value-type="string" calcext:value-type="string">
            <text:p>Sobrenome</text:p>
          </table:table-cell>
        </table:table-row>
        <table:table-row table:style-name="ro1">
          <table:table-cell table:formula="of:=TRIM(TRANSPOSE([$Planilha1.A2:.A101]))" office:value-type="string" office:string-value="Adalberto Azevedo" calcext:value-type="string">
            <text:p>Adalberto Azevedo</text:p>
          </table:table-cell>
          <table:table-cell table:style-name="ce4" table:formula="of:=MID([.A2];1;SEARCHB(&quot; &quot;;[.A2];1))" office:value-type="string" office:string-value="Adalberto " calcext:value-type="string">
            <text:p>Adalberto </text:p>
          </table:table-cell>
          <table:table-cell table:formula="of:=SUBSTITUTE(SUBSTITUTE([.A2];[.B2];&quot;&quot;);[.D2];&quot;&quot;)">
            <text:p/>
          </table:table-cell>
          <table:table-cell table:formula="of:=RIGHT([.A2];LEN([.A2])-FIND(&quot;*&quot;;SUBSTITUTE([.A2];&quot; &quot;;&quot;*&quot;;LEN([.A2])-LEN(SUBSTITUTE([.A2];&quot; &quot;;&quot;&quot;)))))" office:value-type="string" office:string-value="Azevedo" calcext:value-type="string">
            <text:p>Azevedo</text:p>
          </table:table-cell>
        </table:table-row>
        <table:table-row table:style-name="ro1">
          <table:table-cell table:formula="of:=TRIM((TRANSPOSE([$Planilha1.A3:.A102])))" office:value-type="string" office:string-value="Adosindo Garcez" calcext:value-type="string">
            <text:p>Adosindo Garcez</text:p>
          </table:table-cell>
          <table:table-cell table:style-name="ce4" table:formula="of:=MID([.A3];1;SEARCHB(&quot; &quot;;[.A3];1))" office:value-type="string" office:string-value="Adosindo " calcext:value-type="string">
            <text:p>Adosindo </text:p>
          </table:table-cell>
          <table:table-cell table:formula="of:=SUBSTITUTE(SUBSTITUTE([.A3];[.B3];&quot;&quot;);[.D3];&quot;&quot;)">
            <text:p/>
          </table:table-cell>
          <table:table-cell table:formula="of:=RIGHT([.A3];LEN([.A3])-FIND(&quot;*&quot;;SUBSTITUTE([.A3];&quot; &quot;;&quot;*&quot;;LEN([.A3])-LEN(SUBSTITUTE([.A3];&quot; &quot;;&quot;&quot;)))))" office:value-type="string" office:string-value="Garcez" calcext:value-type="string">
            <text:p>Garcez</text:p>
          </table:table-cell>
        </table:table-row>
        <table:table-row table:style-name="ro1">
          <table:table-cell table:formula="of:=TRIM((TRANSPOSE([$Planilha1.A4:.A103])))" office:value-type="string" office:string-value="Adriano Lousã" calcext:value-type="string">
            <text:p>Adriano Lousã</text:p>
          </table:table-cell>
          <table:table-cell table:style-name="ce4" table:formula="of:=MID([.A4];1;SEARCHB(&quot; &quot;;[.A4];1))" office:value-type="string" office:string-value="Adriano " calcext:value-type="string">
            <text:p>Adriano </text:p>
          </table:table-cell>
          <table:table-cell table:formula="of:=SUBSTITUTE(SUBSTITUTE([.A4];[.B4];&quot;&quot;);[.D4];&quot;&quot;)">
            <text:p/>
          </table:table-cell>
          <table:table-cell table:formula="of:=RIGHT([.A4];LEN([.A4])-FIND(&quot;*&quot;;SUBSTITUTE([.A4];&quot; &quot;;&quot;*&quot;;LEN([.A4])-LEN(SUBSTITUTE([.A4];&quot; &quot;;&quot;&quot;)))))" office:value-type="string" office:string-value="Lousã" calcext:value-type="string">
            <text:p>Lousã</text:p>
          </table:table-cell>
        </table:table-row>
        <table:table-row table:style-name="ro1">
          <table:table-cell table:formula="of:=TRIM((TRANSPOSE([$Planilha1.A5:.A104])))" office:value-type="string" office:string-value="Adélio Castellano" calcext:value-type="string">
            <text:p>Adélio Castellano</text:p>
          </table:table-cell>
          <table:table-cell table:style-name="ce4" table:formula="of:=MID([.A5];1;SEARCHB(&quot; &quot;;[.A5];1))" office:value-type="string" office:string-value="Adélio " calcext:value-type="string">
            <text:p>Adélio </text:p>
          </table:table-cell>
          <table:table-cell table:formula="of:=SUBSTITUTE(SUBSTITUTE([.A5];[.B5];&quot;&quot;);[.D5];&quot;&quot;)">
            <text:p/>
          </table:table-cell>
          <table:table-cell table:formula="of:=RIGHT([.A5];LEN([.A5])-FIND(&quot;*&quot;;SUBSTITUTE([.A5];&quot; &quot;;&quot;*&quot;;LEN([.A5])-LEN(SUBSTITUTE([.A5];&quot; &quot;;&quot;&quot;)))))" office:value-type="string" office:string-value="Castellano" calcext:value-type="string">
            <text:p>Castellano</text:p>
          </table:table-cell>
        </table:table-row>
        <table:table-row table:style-name="ro1">
          <table:table-cell table:formula="of:=TRIM((TRANSPOSE([$Planilha1.A6:.A105])))" office:value-type="string" office:string-value="Adérito Ramires" calcext:value-type="string">
            <text:p>Adérito Ramires</text:p>
          </table:table-cell>
          <table:table-cell table:style-name="ce4" table:formula="of:=MID([.A6];1;SEARCHB(&quot; &quot;;[.A6];1))" office:value-type="string" office:string-value="Adérito " calcext:value-type="string">
            <text:p>Adérito </text:p>
          </table:table-cell>
          <table:table-cell table:formula="of:=SUBSTITUTE(SUBSTITUTE([.A6];[.B6];&quot;&quot;);[.D6];&quot;&quot;)">
            <text:p/>
          </table:table-cell>
          <table:table-cell table:formula="of:=RIGHT([.A6];LEN([.A6])-FIND(&quot;*&quot;;SUBSTITUTE([.A6];&quot; &quot;;&quot;*&quot;;LEN([.A6])-LEN(SUBSTITUTE([.A6];&quot; &quot;;&quot;&quot;)))))" office:value-type="string" office:string-value="Ramires" calcext:value-type="string">
            <text:p>Ramires</text:p>
          </table:table-cell>
        </table:table-row>
        <table:table-row table:style-name="ro1">
          <table:table-cell table:formula="of:=TRIM((TRANSPOSE([$Planilha1.A7:.A106])))" office:value-type="string" office:string-value="Afonso Britto" calcext:value-type="string">
            <text:p>Afonso Britto</text:p>
          </table:table-cell>
          <table:table-cell table:style-name="ce4" table:formula="of:=MID([.A7];1;SEARCHB(&quot; &quot;;[.A7];1))" office:value-type="string" office:string-value="Afonso " calcext:value-type="string">
            <text:p>Afonso </text:p>
          </table:table-cell>
          <table:table-cell table:formula="of:=SUBSTITUTE(SUBSTITUTE([.A7];[.B7];&quot;&quot;);[.D7];&quot;&quot;)">
            <text:p/>
          </table:table-cell>
          <table:table-cell table:formula="of:=RIGHT([.A7];LEN([.A7])-FIND(&quot;*&quot;;SUBSTITUTE([.A7];&quot; &quot;;&quot;*&quot;;LEN([.A7])-LEN(SUBSTITUTE([.A7];&quot; &quot;;&quot;&quot;)))))" office:value-type="string" office:string-value="Britto" calcext:value-type="string">
            <text:p>Britto</text:p>
          </table:table-cell>
        </table:table-row>
        <table:table-row table:style-name="ro1">
          <table:table-cell table:formula="of:=TRIM((TRANSPOSE([$Planilha1.A8:.A107])))" office:value-type="string" office:string-value="Aguinaldo Granja" calcext:value-type="string">
            <text:p>Aguinaldo Granja</text:p>
          </table:table-cell>
          <table:table-cell table:style-name="ce4" table:formula="of:=MID([.A8];1;SEARCHB(&quot; &quot;;[.A8];1))" office:value-type="string" office:string-value="Aguinaldo " calcext:value-type="string">
            <text:p>Aguinaldo </text:p>
          </table:table-cell>
          <table:table-cell table:formula="of:=SUBSTITUTE(SUBSTITUTE([.A8];[.B8];&quot;&quot;);[.D8];&quot;&quot;)">
            <text:p/>
          </table:table-cell>
          <table:table-cell table:formula="of:=RIGHT([.A8];LEN([.A8])-FIND(&quot;*&quot;;SUBSTITUTE([.A8];&quot; &quot;;&quot;*&quot;;LEN([.A8])-LEN(SUBSTITUTE([.A8];&quot; &quot;;&quot;&quot;)))))" office:value-type="string" office:string-value="Granja" calcext:value-type="string">
            <text:p>Granja</text:p>
          </table:table-cell>
        </table:table-row>
        <table:table-row table:style-name="ro1">
          <table:table-cell table:formula="of:=TRIM((TRANSPOSE([$Planilha1.A9:.A108])))" office:value-type="string" office:string-value="Aldonça Bahía" calcext:value-type="string">
            <text:p>Aldonça Bahía</text:p>
          </table:table-cell>
          <table:table-cell table:style-name="ce4" table:formula="of:=MID([.A9];1;SEARCHB(&quot; &quot;;[.A9];1))" office:value-type="string" office:string-value="Aldonça " calcext:value-type="string">
            <text:p>Aldonça </text:p>
          </table:table-cell>
          <table:table-cell table:formula="of:=SUBSTITUTE(SUBSTITUTE([.A9];[.B9];&quot;&quot;);[.D9];&quot;&quot;)">
            <text:p/>
          </table:table-cell>
          <table:table-cell table:formula="of:=RIGHT([.A9];LEN([.A9])-FIND(&quot;*&quot;;SUBSTITUTE([.A9];&quot; &quot;;&quot;*&quot;;LEN([.A9])-LEN(SUBSTITUTE([.A9];&quot; &quot;;&quot;&quot;)))))" office:value-type="string" office:string-value="Bahía" calcext:value-type="string">
            <text:p>Bahía</text:p>
          </table:table-cell>
        </table:table-row>
        <table:table-row table:style-name="ro1">
          <table:table-cell table:formula="of:=TRIM((TRANSPOSE([$Planilha1.A10:.A109])))" office:value-type="string" office:string-value="Aleixo Ferreira Santos" calcext:value-type="string">
            <text:p>Aleixo Ferreira Santos</text:p>
          </table:table-cell>
          <table:table-cell table:style-name="ce4" table:formula="of:=MID([.A10];1;SEARCHB(&quot; &quot;;[.A10];1))" office:value-type="string" office:string-value="Aleixo " calcext:value-type="string">
            <text:p>Aleixo </text:p>
          </table:table-cell>
          <table:table-cell table:formula="of:=SUBSTITUTE(SUBSTITUTE([.A10];[.B10];&quot;&quot;);[.D10];&quot;&quot;)" office:value-type="string" office:string-value="Ferreira " calcext:value-type="string">
            <text:p>Ferreira </text:p>
          </table:table-cell>
          <table:table-cell table:formula="of:=RIGHT([.A10];LEN([.A10])-FIND(&quot;*&quot;;SUBSTITUTE([.A10];&quot; &quot;;&quot;*&quot;;LEN([.A10])-LEN(SUBSTITUTE([.A10];&quot; &quot;;&quot;&quot;)))))" office:value-type="string" office:string-value="Santos" calcext:value-type="string">
            <text:p>Santos</text:p>
          </table:table-cell>
        </table:table-row>
        <table:table-row table:style-name="ro1">
          <table:table-cell table:formula="of:=TRIM((TRANSPOSE([$Planilha1.A11:.A110])))" office:value-type="string" office:string-value="Aleixo Outeiro" calcext:value-type="string">
            <text:p>Aleixo Outeiro</text:p>
          </table:table-cell>
          <table:table-cell table:style-name="ce4" table:formula="of:=MID([.A11];1;SEARCHB(&quot; &quot;;[.A11];1))" office:value-type="string" office:string-value="Aleixo " calcext:value-type="string">
            <text:p>Aleixo </text:p>
          </table:table-cell>
          <table:table-cell table:formula="of:=SUBSTITUTE(SUBSTITUTE([.A11];[.B11];&quot;&quot;);[.D11];&quot;&quot;)">
            <text:p/>
          </table:table-cell>
          <table:table-cell table:formula="of:=RIGHT([.A11];LEN([.A11])-FIND(&quot;*&quot;;SUBSTITUTE([.A11];&quot; &quot;;&quot;*&quot;;LEN([.A11])-LEN(SUBSTITUTE([.A11];&quot; &quot;;&quot;&quot;)))))" office:value-type="string" office:string-value="Outeiro" calcext:value-type="string">
            <text:p>Outeiro</text:p>
          </table:table-cell>
        </table:table-row>
        <table:table-row table:style-name="ro1">
          <table:table-cell table:formula="of:=TRIM((TRANSPOSE([$Planilha1.A12:.A111])))" office:value-type="string" office:string-value="Andreia Viégas" calcext:value-type="string">
            <text:p>Andreia Viégas</text:p>
          </table:table-cell>
          <table:table-cell table:style-name="ce4" table:formula="of:=MID([.A12];1;SEARCHB(&quot; &quot;;[.A12];1))" office:value-type="string" office:string-value="Andreia " calcext:value-type="string">
            <text:p>Andreia </text:p>
          </table:table-cell>
          <table:table-cell table:formula="of:=SUBSTITUTE(SUBSTITUTE([.A12];[.B12];&quot;&quot;);[.D12];&quot;&quot;)">
            <text:p/>
          </table:table-cell>
          <table:table-cell table:formula="of:=RIGHT([.A12];LEN([.A12])-FIND(&quot;*&quot;;SUBSTITUTE([.A12];&quot; &quot;;&quot;*&quot;;LEN([.A12])-LEN(SUBSTITUTE([.A12];&quot; &quot;;&quot;&quot;)))))" office:value-type="string" office:string-value="Viégas" calcext:value-type="string">
            <text:p>Viégas</text:p>
          </table:table-cell>
        </table:table-row>
        <table:table-row table:style-name="ro1">
          <table:table-cell table:formula="of:=TRIM((TRANSPOSE([$Planilha1.A13:.A112])))" office:value-type="string" office:string-value="Angélica Aquino" calcext:value-type="string">
            <text:p>Angélica Aquino</text:p>
          </table:table-cell>
          <table:table-cell table:style-name="ce4" table:formula="of:=MID([.A13];1;SEARCHB(&quot; &quot;;[.A13];1))" office:value-type="string" office:string-value="Angélica " calcext:value-type="string">
            <text:p>Angélica </text:p>
          </table:table-cell>
          <table:table-cell table:formula="of:=SUBSTITUTE(SUBSTITUTE([.A13];[.B13];&quot;&quot;);[.D13];&quot;&quot;)">
            <text:p/>
          </table:table-cell>
          <table:table-cell table:formula="of:=RIGHT([.A13];LEN([.A13])-FIND(&quot;*&quot;;SUBSTITUTE([.A13];&quot; &quot;;&quot;*&quot;;LEN([.A13])-LEN(SUBSTITUTE([.A13];&quot; &quot;;&quot;&quot;)))))" office:value-type="string" office:string-value="Aquino" calcext:value-type="string">
            <text:p>Aquino</text:p>
          </table:table-cell>
        </table:table-row>
        <table:table-row table:style-name="ro1">
          <table:table-cell table:formula="of:=TRIM((TRANSPOSE([$Planilha1.A14:.A113])))" office:value-type="string" office:string-value="Aniano Losada" calcext:value-type="string">
            <text:p>Aniano Losada</text:p>
          </table:table-cell>
          <table:table-cell table:style-name="ce4" table:formula="of:=MID([.A14];1;SEARCHB(&quot; &quot;;[.A14];1))" office:value-type="string" office:string-value="Aniano " calcext:value-type="string">
            <text:p>Aniano </text:p>
          </table:table-cell>
          <table:table-cell table:formula="of:=SUBSTITUTE(SUBSTITUTE([.A14];[.B14];&quot;&quot;);[.D14];&quot;&quot;)">
            <text:p/>
          </table:table-cell>
          <table:table-cell table:formula="of:=RIGHT([.A14];LEN([.A14])-FIND(&quot;*&quot;;SUBSTITUTE([.A14];&quot; &quot;;&quot;*&quot;;LEN([.A14])-LEN(SUBSTITUTE([.A14];&quot; &quot;;&quot;&quot;)))))" office:value-type="string" office:string-value="Losada" calcext:value-type="string">
            <text:p>Losada</text:p>
          </table:table-cell>
        </table:table-row>
        <table:table-row table:style-name="ro1">
          <table:table-cell table:formula="of:=TRIM((TRANSPOSE([$Planilha1.A15:.A114])))" office:value-type="string" office:string-value="Aníbal Mederos" calcext:value-type="string">
            <text:p>Aníbal Mederos</text:p>
          </table:table-cell>
          <table:table-cell table:style-name="ce4" table:formula="of:=MID([.A15];1;SEARCHB(&quot; &quot;;[.A15];1))" office:value-type="string" office:string-value="Aníbal " calcext:value-type="string">
            <text:p>Aníbal </text:p>
          </table:table-cell>
          <table:table-cell table:formula="of:=SUBSTITUTE(SUBSTITUTE([.A15];[.B15];&quot;&quot;);[.D15];&quot;&quot;)">
            <text:p/>
          </table:table-cell>
          <table:table-cell table:formula="of:=RIGHT([.A15];LEN([.A15])-FIND(&quot;*&quot;;SUBSTITUTE([.A15];&quot; &quot;;&quot;*&quot;;LEN([.A15])-LEN(SUBSTITUTE([.A15];&quot; &quot;;&quot;&quot;)))))" office:value-type="string" office:string-value="Mederos" calcext:value-type="string">
            <text:p>Mederos</text:p>
          </table:table-cell>
        </table:table-row>
        <table:table-row table:style-name="ro1">
          <table:table-cell table:formula="of:=TRIM((TRANSPOSE([$Planilha1.A16:.A115])))" office:value-type="string" office:string-value="Asi Leme" calcext:value-type="string">
            <text:p>Asi Leme</text:p>
          </table:table-cell>
          <table:table-cell table:style-name="ce4" table:formula="of:=MID([.A16];1;SEARCHB(&quot; &quot;;[.A16];1))" office:value-type="string" office:string-value="Asi " calcext:value-type="string">
            <text:p>Asi </text:p>
          </table:table-cell>
          <table:table-cell table:formula="of:=SUBSTITUTE(SUBSTITUTE([.A16];[.B16];&quot;&quot;);[.D16];&quot;&quot;)">
            <text:p/>
          </table:table-cell>
          <table:table-cell table:formula="of:=RIGHT([.A16];LEN([.A16])-FIND(&quot;*&quot;;SUBSTITUTE([.A16];&quot; &quot;;&quot;*&quot;;LEN([.A16])-LEN(SUBSTITUTE([.A16];&quot; &quot;;&quot;&quot;)))))" office:value-type="string" office:string-value="Leme" calcext:value-type="string">
            <text:p>Leme</text:p>
          </table:table-cell>
        </table:table-row>
        <table:table-row table:style-name="ro1">
          <table:table-cell table:formula="of:=TRIM((TRANSPOSE([$Planilha1.A17:.A116])))" office:value-type="string" office:string-value="Beatriz Veleda" calcext:value-type="string">
            <text:p>Beatriz Veleda</text:p>
          </table:table-cell>
          <table:table-cell table:style-name="ce4" table:formula="of:=MID([.A17];1;SEARCHB(&quot; &quot;;[.A17];1))" office:value-type="string" office:string-value="Beatriz " calcext:value-type="string">
            <text:p>Beatriz </text:p>
          </table:table-cell>
          <table:table-cell table:formula="of:=SUBSTITUTE(SUBSTITUTE([.A17];[.B17];&quot;&quot;);[.D17];&quot;&quot;)">
            <text:p/>
          </table:table-cell>
          <table:table-cell table:formula="of:=RIGHT([.A17];LEN([.A17])-FIND(&quot;*&quot;;SUBSTITUTE([.A17];&quot; &quot;;&quot;*&quot;;LEN([.A17])-LEN(SUBSTITUTE([.A17];&quot; &quot;;&quot;&quot;)))))" office:value-type="string" office:string-value="Veleda" calcext:value-type="string">
            <text:p>Veleda</text:p>
          </table:table-cell>
        </table:table-row>
        <table:table-row table:style-name="ro1">
          <table:table-cell table:formula="of:=TRIM((TRANSPOSE([$Planilha1.A18:.A117])))" office:value-type="string" office:string-value="Belmiro Curado" calcext:value-type="string">
            <text:p>Belmiro Curado</text:p>
          </table:table-cell>
          <table:table-cell table:style-name="ce4" table:formula="of:=MID([.A18];1;SEARCHB(&quot; &quot;;[.A18];1))" office:value-type="string" office:string-value="Belmiro " calcext:value-type="string">
            <text:p>Belmiro </text:p>
          </table:table-cell>
          <table:table-cell table:formula="of:=SUBSTITUTE(SUBSTITUTE([.A18];[.B18];&quot;&quot;);[.D18];&quot;&quot;)">
            <text:p/>
          </table:table-cell>
          <table:table-cell table:formula="of:=RIGHT([.A18];LEN([.A18])-FIND(&quot;*&quot;;SUBSTITUTE([.A18];&quot; &quot;;&quot;*&quot;;LEN([.A18])-LEN(SUBSTITUTE([.A18];&quot; &quot;;&quot;&quot;)))))" office:value-type="string" office:string-value="Curado" calcext:value-type="string">
            <text:p>Curado</text:p>
          </table:table-cell>
        </table:table-row>
        <table:table-row table:style-name="ro1">
          <table:table-cell table:formula="of:=TRIM((TRANSPOSE([$Planilha1.A19:.A118])))" office:value-type="string" office:string-value="Berengária Aveiro" calcext:value-type="string">
            <text:p>Berengária Aveiro</text:p>
          </table:table-cell>
          <table:table-cell table:style-name="ce4" table:formula="of:=MID([.A19];1;SEARCHB(&quot; &quot;;[.A19];1))" office:value-type="string" office:string-value="Berengária " calcext:value-type="string">
            <text:p>Berengária </text:p>
          </table:table-cell>
          <table:table-cell table:formula="of:=SUBSTITUTE(SUBSTITUTE([.A19];[.B19];&quot;&quot;);[.D19];&quot;&quot;)">
            <text:p/>
          </table:table-cell>
          <table:table-cell table:formula="of:=RIGHT([.A19];LEN([.A19])-FIND(&quot;*&quot;;SUBSTITUTE([.A19];&quot; &quot;;&quot;*&quot;;LEN([.A19])-LEN(SUBSTITUTE([.A19];&quot; &quot;;&quot;&quot;)))))" office:value-type="string" office:string-value="Aveiro" calcext:value-type="string">
            <text:p>Aveiro</text:p>
          </table:table-cell>
        </table:table-row>
        <table:table-row table:style-name="ro1">
          <table:table-cell table:formula="of:=TRIM((TRANSPOSE([$Planilha1.A20:.A119])))" office:value-type="string" office:string-value="Bárbara Ignacio" calcext:value-type="string">
            <text:p>Bárbara Ignacio</text:p>
          </table:table-cell>
          <table:table-cell table:style-name="ce4" table:formula="of:=MID([.A20];1;SEARCHB(&quot; &quot;;[.A20];1))" office:value-type="string" office:string-value="Bárbara " calcext:value-type="string">
            <text:p>Bárbara </text:p>
          </table:table-cell>
          <table:table-cell table:formula="of:=SUBSTITUTE(SUBSTITUTE([.A20];[.B20];&quot;&quot;);[.D20];&quot;&quot;)">
            <text:p/>
          </table:table-cell>
          <table:table-cell table:formula="of:=RIGHT([.A20];LEN([.A20])-FIND(&quot;*&quot;;SUBSTITUTE([.A20];&quot; &quot;;&quot;*&quot;;LEN([.A20])-LEN(SUBSTITUTE([.A20];&quot; &quot;;&quot;&quot;)))))" office:value-type="string" office:string-value="Ignacio" calcext:value-type="string">
            <text:p>Ignacio</text:p>
          </table:table-cell>
        </table:table-row>
        <table:table-row table:style-name="ro1">
          <table:table-cell table:formula="of:=TRIM((TRANSPOSE([$Planilha1.A21:.A120])))" office:value-type="string" office:string-value="Camila Bahia Batista" calcext:value-type="string">
            <text:p>Camila Bahia Batista</text:p>
          </table:table-cell>
          <table:table-cell table:style-name="ce4" table:formula="of:=MID([.A21];1;SEARCHB(&quot; &quot;;[.A21];1))" office:value-type="string" office:string-value="Camila " calcext:value-type="string">
            <text:p>Camila </text:p>
          </table:table-cell>
          <table:table-cell table:formula="of:=SUBSTITUTE(SUBSTITUTE([.A21];[.B21];&quot;&quot;);[.D21];&quot;&quot;)" office:value-type="string" office:string-value="Bahia " calcext:value-type="string">
            <text:p>Bahia </text:p>
          </table:table-cell>
          <table:table-cell table:formula="of:=RIGHT([.A21];LEN([.A21])-FIND(&quot;*&quot;;SUBSTITUTE([.A21];&quot; &quot;;&quot;*&quot;;LEN([.A21])-LEN(SUBSTITUTE([.A21];&quot; &quot;;&quot;&quot;)))))" office:value-type="string" office:string-value="Batista" calcext:value-type="string">
            <text:p>Batista</text:p>
          </table:table-cell>
        </table:table-row>
        <table:table-row table:style-name="ro1">
          <table:table-cell table:formula="of:=TRIM((TRANSPOSE([$Planilha1.A22:.A121])))" office:value-type="string" office:string-value="Carina Sacadura" calcext:value-type="string">
            <text:p>Carina Sacadura</text:p>
          </table:table-cell>
          <table:table-cell table:style-name="ce4" table:formula="of:=MID([.A22];1;SEARCHB(&quot; &quot;;[.A22];1))" office:value-type="string" office:string-value="Carina " calcext:value-type="string">
            <text:p>Carina </text:p>
          </table:table-cell>
          <table:table-cell table:formula="of:=SUBSTITUTE(SUBSTITUTE([.A22];[.B22];&quot;&quot;);[.D22];&quot;&quot;)">
            <text:p/>
          </table:table-cell>
          <table:table-cell table:formula="of:=RIGHT([.A22];LEN([.A22])-FIND(&quot;*&quot;;SUBSTITUTE([.A22];&quot; &quot;;&quot;*&quot;;LEN([.A22])-LEN(SUBSTITUTE([.A22];&quot; &quot;;&quot;&quot;)))))" office:value-type="string" office:string-value="Sacadura" calcext:value-type="string">
            <text:p>Sacadura</text:p>
          </table:table-cell>
        </table:table-row>
        <table:table-row table:style-name="ro1">
          <table:table-cell table:formula="of:=TRIM((TRANSPOSE([$Planilha1.A23:.A122])))" office:value-type="string" office:string-value="Cecília Sarmento" calcext:value-type="string">
            <text:p>Cecília Sarmento</text:p>
          </table:table-cell>
          <table:table-cell table:style-name="ce4" table:formula="of:=MID([.A23];1;SEARCHB(&quot; &quot;;[.A23];1))" office:value-type="string" office:string-value="Cecília " calcext:value-type="string">
            <text:p>Cecília </text:p>
          </table:table-cell>
          <table:table-cell table:formula="of:=SUBSTITUTE(SUBSTITUTE([.A23];[.B23];&quot;&quot;);[.D23];&quot;&quot;)">
            <text:p/>
          </table:table-cell>
          <table:table-cell table:formula="of:=RIGHT([.A23];LEN([.A23])-FIND(&quot;*&quot;;SUBSTITUTE([.A23];&quot; &quot;;&quot;*&quot;;LEN([.A23])-LEN(SUBSTITUTE([.A23];&quot; &quot;;&quot;&quot;)))))" office:value-type="string" office:string-value="Sarmento" calcext:value-type="string">
            <text:p>Sarmento</text:p>
          </table:table-cell>
        </table:table-row>
        <table:table-row table:style-name="ro1">
          <table:table-cell table:formula="of:=TRIM((TRANSPOSE([$Planilha1.A24:.A123])))" office:value-type="string" office:string-value="Clarindo Paranaguá" calcext:value-type="string">
            <text:p>Clarindo Paranaguá</text:p>
          </table:table-cell>
          <table:table-cell table:style-name="ce4" table:formula="of:=MID([.A24];1;SEARCHB(&quot; &quot;;[.A24];1))" office:value-type="string" office:string-value="Clarindo " calcext:value-type="string">
            <text:p>Clarindo </text:p>
          </table:table-cell>
          <table:table-cell table:formula="of:=SUBSTITUTE(SUBSTITUTE([.A24];[.B24];&quot;&quot;);[.D24];&quot;&quot;)">
            <text:p/>
          </table:table-cell>
          <table:table-cell table:formula="of:=RIGHT([.A24];LEN([.A24])-FIND(&quot;*&quot;;SUBSTITUTE([.A24];&quot; &quot;;&quot;*&quot;;LEN([.A24])-LEN(SUBSTITUTE([.A24];&quot; &quot;;&quot;&quot;)))))" office:value-type="string" office:string-value="Paranaguá" calcext:value-type="string">
            <text:p>Paranaguá</text:p>
          </table:table-cell>
        </table:table-row>
        <table:table-row table:style-name="ro1">
          <table:table-cell table:formula="of:=TRIM((TRANSPOSE([$Planilha1.A25:.A124])))" office:value-type="string" office:string-value="Custódio Cortês" calcext:value-type="string">
            <text:p>Custódio Cortês</text:p>
          </table:table-cell>
          <table:table-cell table:style-name="ce4" table:formula="of:=MID([.A25];1;SEARCHB(&quot; &quot;;[.A25];1))" office:value-type="string" office:string-value="Custódio " calcext:value-type="string">
            <text:p>Custódio </text:p>
          </table:table-cell>
          <table:table-cell table:formula="of:=SUBSTITUTE(SUBSTITUTE([.A25];[.B25];&quot;&quot;);[.D25];&quot;&quot;)">
            <text:p/>
          </table:table-cell>
          <table:table-cell table:formula="of:=RIGHT([.A25];LEN([.A25])-FIND(&quot;*&quot;;SUBSTITUTE([.A25];&quot; &quot;;&quot;*&quot;;LEN([.A25])-LEN(SUBSTITUTE([.A25];&quot; &quot;;&quot;&quot;)))))" office:value-type="string" office:string-value="Cortês" calcext:value-type="string">
            <text:p>Cortês</text:p>
          </table:table-cell>
        </table:table-row>
        <table:table-row table:style-name="ro1">
          <table:table-cell table:formula="of:=TRIM((TRANSPOSE([$Planilha1.A26:.A125])))" office:value-type="string" office:string-value="Dinarte Malafaia Brunet" calcext:value-type="string">
            <text:p>Dinarte Malafaia Brunet</text:p>
          </table:table-cell>
          <table:table-cell table:style-name="ce4" table:formula="of:=MID([.A26];1;SEARCHB(&quot; &quot;;[.A26];1))" office:value-type="string" office:string-value="Dinarte " calcext:value-type="string">
            <text:p>Dinarte </text:p>
          </table:table-cell>
          <table:table-cell table:formula="of:=SUBSTITUTE(SUBSTITUTE([.A26];[.B26];&quot;&quot;);[.D26];&quot;&quot;)" office:value-type="string" office:string-value="Malafaia " calcext:value-type="string">
            <text:p>Malafaia </text:p>
          </table:table-cell>
          <table:table-cell table:formula="of:=RIGHT([.A26];LEN([.A26])-FIND(&quot;*&quot;;SUBSTITUTE([.A26];&quot; &quot;;&quot;*&quot;;LEN([.A26])-LEN(SUBSTITUTE([.A26];&quot; &quot;;&quot;&quot;)))))" office:value-type="string" office:string-value="Brunet" calcext:value-type="string">
            <text:p>Brunet</text:p>
          </table:table-cell>
        </table:table-row>
        <table:table-row table:style-name="ro1">
          <table:table-cell table:formula="of:=TRIM((TRANSPOSE([$Planilha1.A27:.A126])))" office:value-type="string" office:string-value="Domingos Estrella" calcext:value-type="string">
            <text:p>Domingos Estrella</text:p>
          </table:table-cell>
          <table:table-cell table:style-name="ce4" table:formula="of:=MID([.A27];1;SEARCHB(&quot; &quot;;[.A27];1))" office:value-type="string" office:string-value="Domingos " calcext:value-type="string">
            <text:p>Domingos </text:p>
          </table:table-cell>
          <table:table-cell table:formula="of:=SUBSTITUTE(SUBSTITUTE([.A27];[.B27];&quot;&quot;);[.D27];&quot;&quot;)">
            <text:p/>
          </table:table-cell>
          <table:table-cell table:formula="of:=RIGHT([.A27];LEN([.A27])-FIND(&quot;*&quot;;SUBSTITUTE([.A27];&quot; &quot;;&quot;*&quot;;LEN([.A27])-LEN(SUBSTITUTE([.A27];&quot; &quot;;&quot;&quot;)))))" office:value-type="string" office:string-value="Estrella" calcext:value-type="string">
            <text:p>Estrella</text:p>
          </table:table-cell>
        </table:table-row>
        <table:table-row table:style-name="ro1">
          <table:table-cell table:formula="of:=TRIM((TRANSPOSE([$Planilha1.A28:.A127])))" office:value-type="string" office:string-value="Domingos Torres" calcext:value-type="string">
            <text:p>Domingos Torres</text:p>
          </table:table-cell>
          <table:table-cell table:style-name="ce4" table:formula="of:=MID([.A28];1;SEARCHB(&quot; &quot;;[.A28];1))" office:value-type="string" office:string-value="Domingos " calcext:value-type="string">
            <text:p>Domingos </text:p>
          </table:table-cell>
          <table:table-cell table:formula="of:=SUBSTITUTE(SUBSTITUTE([.A28];[.B28];&quot;&quot;);[.D28];&quot;&quot;)">
            <text:p/>
          </table:table-cell>
          <table:table-cell table:formula="of:=RIGHT([.A28];LEN([.A28])-FIND(&quot;*&quot;;SUBSTITUTE([.A28];&quot; &quot;;&quot;*&quot;;LEN([.A28])-LEN(SUBSTITUTE([.A28];&quot; &quot;;&quot;&quot;)))))" office:value-type="string" office:string-value="Torres" calcext:value-type="string">
            <text:p>Torres</text:p>
          </table:table-cell>
        </table:table-row>
        <table:table-row table:style-name="ro1">
          <table:table-cell table:formula="of:=TRIM((TRANSPOSE([$Planilha1.A29:.A128])))" office:value-type="string" office:string-value="Duarte Mendonça Dias" calcext:value-type="string">
            <text:p>Duarte Mendonça Dias</text:p>
          </table:table-cell>
          <table:table-cell table:style-name="ce4" table:formula="of:=MID([.A29];1;SEARCHB(&quot; &quot;;[.A29];1))" office:value-type="string" office:string-value="Duarte " calcext:value-type="string">
            <text:p>Duarte </text:p>
          </table:table-cell>
          <table:table-cell table:formula="of:=SUBSTITUTE(SUBSTITUTE([.A29];[.B29];&quot;&quot;);[.D29];&quot;&quot;)" office:value-type="string" office:string-value="Mendonça " calcext:value-type="string">
            <text:p>Mendonça </text:p>
          </table:table-cell>
          <table:table-cell table:formula="of:=RIGHT([.A29];LEN([.A29])-FIND(&quot;*&quot;;SUBSTITUTE([.A29];&quot; &quot;;&quot;*&quot;;LEN([.A29])-LEN(SUBSTITUTE([.A29];&quot; &quot;;&quot;&quot;)))))" office:value-type="string" office:string-value="Dias" calcext:value-type="string">
            <text:p>Dias</text:p>
          </table:table-cell>
        </table:table-row>
        <table:table-row table:style-name="ro1">
          <table:table-cell table:formula="of:=TRIM((TRANSPOSE([$Planilha1.A30:.A129])))" office:value-type="string" office:string-value="Délia Candeias" calcext:value-type="string">
            <text:p>Délia Candeias</text:p>
          </table:table-cell>
          <table:table-cell table:style-name="ce4" table:formula="of:=MID([.A30];1;SEARCHB(&quot; &quot;;[.A30];1))" office:value-type="string" office:string-value="Délia " calcext:value-type="string">
            <text:p>Délia </text:p>
          </table:table-cell>
          <table:table-cell table:formula="of:=SUBSTITUTE(SUBSTITUTE([.A30];[.B30];&quot;&quot;);[.D30];&quot;&quot;)">
            <text:p/>
          </table:table-cell>
          <table:table-cell table:formula="of:=RIGHT([.A30];LEN([.A30])-FIND(&quot;*&quot;;SUBSTITUTE([.A30];&quot; &quot;;&quot;*&quot;;LEN([.A30])-LEN(SUBSTITUTE([.A30];&quot; &quot;;&quot;&quot;)))))" office:value-type="string" office:string-value="Candeias" calcext:value-type="string">
            <text:p>Candeias</text:p>
          </table:table-cell>
        </table:table-row>
        <table:table-row table:style-name="ro1">
          <table:table-cell table:formula="of:=TRIM((TRANSPOSE([$Planilha1.A31:.A130])))" office:value-type="string" office:string-value="Edgar Sarmiento" calcext:value-type="string">
            <text:p>Edgar Sarmiento</text:p>
          </table:table-cell>
          <table:table-cell table:style-name="ce4" table:formula="of:=MID([.A31];1;SEARCHB(&quot; &quot;;[.A31];1))" office:value-type="string" office:string-value="Edgar " calcext:value-type="string">
            <text:p>Edgar </text:p>
          </table:table-cell>
          <table:table-cell table:formula="of:=SUBSTITUTE(SUBSTITUTE([.A31];[.B31];&quot;&quot;);[.D31];&quot;&quot;)">
            <text:p/>
          </table:table-cell>
          <table:table-cell table:formula="of:=RIGHT([.A31];LEN([.A31])-FIND(&quot;*&quot;;SUBSTITUTE([.A31];&quot; &quot;;&quot;*&quot;;LEN([.A31])-LEN(SUBSTITUTE([.A31];&quot; &quot;;&quot;&quot;)))))" office:value-type="string" office:string-value="Sarmiento" calcext:value-type="string">
            <text:p>Sarmiento</text:p>
          </table:table-cell>
        </table:table-row>
        <table:table-row table:style-name="ro1">
          <table:table-cell table:formula="of:=TRIM((TRANSPOSE([$Planilha1.A32:.A131])))" office:value-type="string" office:string-value="Eduardo Estrela" calcext:value-type="string">
            <text:p>Eduardo Estrela</text:p>
          </table:table-cell>
          <table:table-cell table:style-name="ce4" table:formula="of:=MID([.A32];1;SEARCHB(&quot; &quot;;[.A32];1))" office:value-type="string" office:string-value="Eduardo " calcext:value-type="string">
            <text:p>Eduardo </text:p>
          </table:table-cell>
          <table:table-cell table:formula="of:=SUBSTITUTE(SUBSTITUTE([.A32];[.B32];&quot;&quot;);[.D32];&quot;&quot;)">
            <text:p/>
          </table:table-cell>
          <table:table-cell table:formula="of:=RIGHT([.A32];LEN([.A32])-FIND(&quot;*&quot;;SUBSTITUTE([.A32];&quot; &quot;;&quot;*&quot;;LEN([.A32])-LEN(SUBSTITUTE([.A32];&quot; &quot;;&quot;&quot;)))))" office:value-type="string" office:string-value="Estrela" calcext:value-type="string">
            <text:p>Estrela</text:p>
          </table:table-cell>
        </table:table-row>
        <table:table-row table:style-name="ro1">
          <table:table-cell table:formula="of:=TRIM((TRANSPOSE([$Planilha1.A33:.A132])))" office:value-type="string" office:string-value="Epifânia Barata" calcext:value-type="string">
            <text:p>Epifânia Barata</text:p>
          </table:table-cell>
          <table:table-cell table:style-name="ce4" table:formula="of:=MID([.A33];1;SEARCHB(&quot; &quot;;[.A33];1))" office:value-type="string" office:string-value="Epifânia " calcext:value-type="string">
            <text:p>Epifânia </text:p>
          </table:table-cell>
          <table:table-cell table:formula="of:=SUBSTITUTE(SUBSTITUTE([.A33];[.B33];&quot;&quot;);[.D33];&quot;&quot;)">
            <text:p/>
          </table:table-cell>
          <table:table-cell table:formula="of:=RIGHT([.A33];LEN([.A33])-FIND(&quot;*&quot;;SUBSTITUTE([.A33];&quot; &quot;;&quot;*&quot;;LEN([.A33])-LEN(SUBSTITUTE([.A33];&quot; &quot;;&quot;&quot;)))))" office:value-type="string" office:string-value="Barata" calcext:value-type="string">
            <text:p>Barata</text:p>
          </table:table-cell>
        </table:table-row>
        <table:table-row table:style-name="ro1">
          <table:table-cell table:formula="of:=TRIM((TRANSPOSE([$Planilha1.A34:.A133])))" office:value-type="string" office:string-value="Esmeralda Hierro" calcext:value-type="string">
            <text:p>Esmeralda Hierro</text:p>
          </table:table-cell>
          <table:table-cell table:style-name="ce4" table:formula="of:=MID([.A34];1;SEARCHB(&quot; &quot;;[.A34];1))" office:value-type="string" office:string-value="Esmeralda " calcext:value-type="string">
            <text:p>Esmeralda </text:p>
          </table:table-cell>
          <table:table-cell table:formula="of:=SUBSTITUTE(SUBSTITUTE([.A34];[.B34];&quot;&quot;);[.D34];&quot;&quot;)">
            <text:p/>
          </table:table-cell>
          <table:table-cell table:formula="of:=RIGHT([.A34];LEN([.A34])-FIND(&quot;*&quot;;SUBSTITUTE([.A34];&quot; &quot;;&quot;*&quot;;LEN([.A34])-LEN(SUBSTITUTE([.A34];&quot; &quot;;&quot;&quot;)))))" office:value-type="string" office:string-value="Hierro" calcext:value-type="string">
            <text:p>Hierro</text:p>
          </table:table-cell>
        </table:table-row>
        <table:table-row table:style-name="ro1">
          <table:table-cell table:formula="of:=TRIM((TRANSPOSE([$Planilha1.A35:.A134])))" office:value-type="string" office:string-value="Estêvão Osorio" calcext:value-type="string">
            <text:p>Estêvão Osorio</text:p>
          </table:table-cell>
          <table:table-cell table:style-name="ce4" table:formula="of:=MID([.A35];1;SEARCHB(&quot; &quot;;[.A35];1))" office:value-type="string" office:string-value="Estêvão " calcext:value-type="string">
            <text:p>Estêvão </text:p>
          </table:table-cell>
          <table:table-cell table:formula="of:=SUBSTITUTE(SUBSTITUTE([.A35];[.B35];&quot;&quot;);[.D35];&quot;&quot;)">
            <text:p/>
          </table:table-cell>
          <table:table-cell table:formula="of:=RIGHT([.A35];LEN([.A35])-FIND(&quot;*&quot;;SUBSTITUTE([.A35];&quot; &quot;;&quot;*&quot;;LEN([.A35])-LEN(SUBSTITUTE([.A35];&quot; &quot;;&quot;&quot;)))))" office:value-type="string" office:string-value="Osorio" calcext:value-type="string">
            <text:p>Osorio</text:p>
          </table:table-cell>
        </table:table-row>
        <table:table-row table:style-name="ro1">
          <table:table-cell table:formula="of:=TRIM((TRANSPOSE([$Planilha1.A36:.A135])))" office:value-type="string" office:string-value="Evangelista Rico" calcext:value-type="string">
            <text:p>Evangelista Rico</text:p>
          </table:table-cell>
          <table:table-cell table:style-name="ce4" table:formula="of:=MID([.A36];1;SEARCHB(&quot; &quot;;[.A36];1))" office:value-type="string" office:string-value="Evangelista " calcext:value-type="string">
            <text:p>Evangelista </text:p>
          </table:table-cell>
          <table:table-cell table:formula="of:=SUBSTITUTE(SUBSTITUTE([.A36];[.B36];&quot;&quot;);[.D36];&quot;&quot;)">
            <text:p/>
          </table:table-cell>
          <table:table-cell table:formula="of:=RIGHT([.A36];LEN([.A36])-FIND(&quot;*&quot;;SUBSTITUTE([.A36];&quot; &quot;;&quot;*&quot;;LEN([.A36])-LEN(SUBSTITUTE([.A36];&quot; &quot;;&quot;&quot;)))))" office:value-type="string" office:string-value="Rico" calcext:value-type="string">
            <text:p>Rico</text:p>
          </table:table-cell>
        </table:table-row>
        <table:table-row table:style-name="ro1">
          <table:table-cell table:formula="of:=TRIM((TRANSPOSE([$Planilha1.A37:.A136])))" office:value-type="string" office:string-value="Filena Girã" calcext:value-type="string">
            <text:p>Filena Girã</text:p>
          </table:table-cell>
          <table:table-cell table:style-name="ce4" table:formula="of:=MID([.A37];1;SEARCHB(&quot; &quot;;[.A37];1))" office:value-type="string" office:string-value="Filena " calcext:value-type="string">
            <text:p>Filena </text:p>
          </table:table-cell>
          <table:table-cell table:formula="of:=SUBSTITUTE(SUBSTITUTE([.A37];[.B37];&quot;&quot;);[.D37];&quot;&quot;)">
            <text:p/>
          </table:table-cell>
          <table:table-cell table:formula="of:=RIGHT([.A37];LEN([.A37])-FIND(&quot;*&quot;;SUBSTITUTE([.A37];&quot; &quot;;&quot;*&quot;;LEN([.A37])-LEN(SUBSTITUTE([.A37];&quot; &quot;;&quot;&quot;)))))" office:value-type="string" office:string-value="Girã" calcext:value-type="string">
            <text:p>Girã</text:p>
          </table:table-cell>
        </table:table-row>
        <table:table-row table:style-name="ro1">
          <table:table-cell table:formula="of:=TRIM((TRANSPOSE([$Planilha1.A38:.A137])))" office:value-type="string" office:string-value="Filipe Ferraz" calcext:value-type="string">
            <text:p>Filipe Ferraz</text:p>
          </table:table-cell>
          <table:table-cell table:style-name="ce4" table:formula="of:=MID([.A38];1;SEARCHB(&quot; &quot;;[.A38];1))" office:value-type="string" office:string-value="Filipe " calcext:value-type="string">
            <text:p>Filipe </text:p>
          </table:table-cell>
          <table:table-cell table:formula="of:=SUBSTITUTE(SUBSTITUTE([.A38];[.B38];&quot;&quot;);[.D38];&quot;&quot;)">
            <text:p/>
          </table:table-cell>
          <table:table-cell table:formula="of:=RIGHT([.A38];LEN([.A38])-FIND(&quot;*&quot;;SUBSTITUTE([.A38];&quot; &quot;;&quot;*&quot;;LEN([.A38])-LEN(SUBSTITUTE([.A38];&quot; &quot;;&quot;&quot;)))))" office:value-type="string" office:string-value="Ferraz" calcext:value-type="string">
            <text:p>Ferraz</text:p>
          </table:table-cell>
        </table:table-row>
        <table:table-row table:style-name="ro1">
          <table:table-cell table:formula="of:=TRIM((TRANSPOSE([$Planilha1.A39:.A138])))" office:value-type="string" office:string-value="Flora Sobreira" calcext:value-type="string">
            <text:p>Flora Sobreira</text:p>
          </table:table-cell>
          <table:table-cell table:style-name="ce4" table:formula="of:=MID([.A39];1;SEARCHB(&quot; &quot;;[.A39];1))" office:value-type="string" office:string-value="Flora " calcext:value-type="string">
            <text:p>Flora </text:p>
          </table:table-cell>
          <table:table-cell table:formula="of:=SUBSTITUTE(SUBSTITUTE([.A39];[.B39];&quot;&quot;);[.D39];&quot;&quot;)">
            <text:p/>
          </table:table-cell>
          <table:table-cell table:formula="of:=RIGHT([.A39];LEN([.A39])-FIND(&quot;*&quot;;SUBSTITUTE([.A39];&quot; &quot;;&quot;*&quot;;LEN([.A39])-LEN(SUBSTITUTE([.A39];&quot; &quot;;&quot;&quot;)))))" office:value-type="string" office:string-value="Sobreira" calcext:value-type="string">
            <text:p>Sobreira</text:p>
          </table:table-cell>
        </table:table-row>
        <table:table-row table:style-name="ro1">
          <table:table-cell table:formula="of:=TRIM((TRANSPOSE([$Planilha1.A40:.A139])))" office:value-type="string" office:string-value="Floriano Caldas" calcext:value-type="string">
            <text:p>Floriano Caldas</text:p>
          </table:table-cell>
          <table:table-cell table:style-name="ce4" table:formula="of:=MID([.A40];1;SEARCHB(&quot; &quot;;[.A40];1))" office:value-type="string" office:string-value="Floriano " calcext:value-type="string">
            <text:p>Floriano </text:p>
          </table:table-cell>
          <table:table-cell table:formula="of:=SUBSTITUTE(SUBSTITUTE([.A40];[.B40];&quot;&quot;);[.D40];&quot;&quot;)">
            <text:p/>
          </table:table-cell>
          <table:table-cell table:formula="of:=RIGHT([.A40];LEN([.A40])-FIND(&quot;*&quot;;SUBSTITUTE([.A40];&quot; &quot;;&quot;*&quot;;LEN([.A40])-LEN(SUBSTITUTE([.A40];&quot; &quot;;&quot;&quot;)))))" office:value-type="string" office:string-value="Caldas" calcext:value-type="string">
            <text:p>Caldas</text:p>
          </table:table-cell>
        </table:table-row>
        <table:table-row table:style-name="ro1">
          <table:table-cell table:formula="of:=TRIM((TRANSPOSE([$Planilha1.A41:.A140])))" office:value-type="string" office:string-value="Francisca Rebelo" calcext:value-type="string">
            <text:p>Francisca Rebelo</text:p>
          </table:table-cell>
          <table:table-cell table:style-name="ce4" table:formula="of:=MID([.A41];1;SEARCHB(&quot; &quot;;[.A41];1))" office:value-type="string" office:string-value="Francisca " calcext:value-type="string">
            <text:p>Francisca </text:p>
          </table:table-cell>
          <table:table-cell table:formula="of:=SUBSTITUTE(SUBSTITUTE([.A41];[.B41];&quot;&quot;);[.D41];&quot;&quot;)">
            <text:p/>
          </table:table-cell>
          <table:table-cell table:formula="of:=RIGHT([.A41];LEN([.A41])-FIND(&quot;*&quot;;SUBSTITUTE([.A41];&quot; &quot;;&quot;*&quot;;LEN([.A41])-LEN(SUBSTITUTE([.A41];&quot; &quot;;&quot;&quot;)))))" office:value-type="string" office:string-value="Rebelo" calcext:value-type="string">
            <text:p>Rebelo</text:p>
          </table:table-cell>
        </table:table-row>
        <table:table-row table:style-name="ro1">
          <table:table-cell table:formula="of:=TRIM((TRANSPOSE([$Planilha1.A42:.A141])))" office:value-type="string" office:string-value="Frederica Lustosa" calcext:value-type="string">
            <text:p>Frederica Lustosa</text:p>
          </table:table-cell>
          <table:table-cell table:style-name="ce4" table:formula="of:=MID([.A42];1;SEARCHB(&quot; &quot;;[.A42];1))" office:value-type="string" office:string-value="Frederica " calcext:value-type="string">
            <text:p>Frederica </text:p>
          </table:table-cell>
          <table:table-cell table:formula="of:=SUBSTITUTE(SUBSTITUTE([.A42];[.B42];&quot;&quot;);[.D42];&quot;&quot;)">
            <text:p/>
          </table:table-cell>
          <table:table-cell table:formula="of:=RIGHT([.A42];LEN([.A42])-FIND(&quot;*&quot;;SUBSTITUTE([.A42];&quot; &quot;;&quot;*&quot;;LEN([.A42])-LEN(SUBSTITUTE([.A42];&quot; &quot;;&quot;&quot;)))))" office:value-type="string" office:string-value="Lustosa" calcext:value-type="string">
            <text:p>Lustosa</text:p>
          </table:table-cell>
        </table:table-row>
        <table:table-row table:style-name="ro1">
          <table:table-cell table:formula="of:=TRIM((TRANSPOSE([$Planilha1.A43:.A142])))" office:value-type="string" office:string-value="Frutuoso Cerqueira" calcext:value-type="string">
            <text:p>Frutuoso Cerqueira</text:p>
          </table:table-cell>
          <table:table-cell table:style-name="ce4" table:formula="of:=MID([.A43];1;SEARCHB(&quot; &quot;;[.A43];1))" office:value-type="string" office:string-value="Frutuoso " calcext:value-type="string">
            <text:p>Frutuoso </text:p>
          </table:table-cell>
          <table:table-cell table:formula="of:=SUBSTITUTE(SUBSTITUTE([.A43];[.B43];&quot;&quot;);[.D43];&quot;&quot;)">
            <text:p/>
          </table:table-cell>
          <table:table-cell table:formula="of:=RIGHT([.A43];LEN([.A43])-FIND(&quot;*&quot;;SUBSTITUTE([.A43];&quot; &quot;;&quot;*&quot;;LEN([.A43])-LEN(SUBSTITUTE([.A43];&quot; &quot;;&quot;&quot;)))))" office:value-type="string" office:string-value="Cerqueira" calcext:value-type="string">
            <text:p>Cerqueira</text:p>
          </table:table-cell>
        </table:table-row>
        <table:table-row table:style-name="ro1">
          <table:table-cell table:formula="of:=TRIM((TRANSPOSE([$Planilha1.A44:.A143])))" office:value-type="string" office:string-value="Fátima Ataí" calcext:value-type="string">
            <text:p>Fátima Ataí</text:p>
          </table:table-cell>
          <table:table-cell table:style-name="ce4" table:formula="of:=MID([.A44];1;SEARCHB(&quot; &quot;;[.A44];1))" office:value-type="string" office:string-value="Fátima " calcext:value-type="string">
            <text:p>Fátima </text:p>
          </table:table-cell>
          <table:table-cell table:formula="of:=SUBSTITUTE(SUBSTITUTE([.A44];[.B44];&quot;&quot;);[.D44];&quot;&quot;)">
            <text:p/>
          </table:table-cell>
          <table:table-cell table:formula="of:=RIGHT([.A44];LEN([.A44])-FIND(&quot;*&quot;;SUBSTITUTE([.A44];&quot; &quot;;&quot;*&quot;;LEN([.A44])-LEN(SUBSTITUTE([.A44];&quot; &quot;;&quot;&quot;)))))" office:value-type="string" office:string-value="Ataí" calcext:value-type="string">
            <text:p>Ataí</text:p>
          </table:table-cell>
        </table:table-row>
        <table:table-row table:style-name="ro1">
          <table:table-cell table:formula="of:=TRIM((TRANSPOSE([$Planilha1.A45:.A144])))" office:value-type="string" office:string-value="Garibaldo Nóbrega" calcext:value-type="string">
            <text:p>Garibaldo Nóbrega</text:p>
          </table:table-cell>
          <table:table-cell table:style-name="ce4" table:formula="of:=MID([.A45];1;SEARCHB(&quot; &quot;;[.A45];1))" office:value-type="string" office:string-value="Garibaldo " calcext:value-type="string">
            <text:p>Garibaldo </text:p>
          </table:table-cell>
          <table:table-cell table:formula="of:=SUBSTITUTE(SUBSTITUTE([.A45];[.B45];&quot;&quot;);[.D45];&quot;&quot;)">
            <text:p/>
          </table:table-cell>
          <table:table-cell table:formula="of:=RIGHT([.A45];LEN([.A45])-FIND(&quot;*&quot;;SUBSTITUTE([.A45];&quot; &quot;;&quot;*&quot;;LEN([.A45])-LEN(SUBSTITUTE([.A45];&quot; &quot;;&quot;&quot;)))))" office:value-type="string" office:string-value="Nóbrega" calcext:value-type="string">
            <text:p>Nóbrega</text:p>
          </table:table-cell>
        </table:table-row>
        <table:table-row table:style-name="ro1">
          <table:table-cell table:formula="of:=TRIM((TRANSPOSE([$Planilha1.A46:.A145])))" office:value-type="string" office:string-value="Gedeão Parente" calcext:value-type="string">
            <text:p>Gedeão Parente</text:p>
          </table:table-cell>
          <table:table-cell table:style-name="ce4" table:formula="of:=MID([.A46];1;SEARCHB(&quot; &quot;;[.A46];1))" office:value-type="string" office:string-value="Gedeão " calcext:value-type="string">
            <text:p>Gedeão </text:p>
          </table:table-cell>
          <table:table-cell table:formula="of:=SUBSTITUTE(SUBSTITUTE([.A46];[.B46];&quot;&quot;);[.D46];&quot;&quot;)">
            <text:p/>
          </table:table-cell>
          <table:table-cell table:formula="of:=RIGHT([.A46];LEN([.A46])-FIND(&quot;*&quot;;SUBSTITUTE([.A46];&quot; &quot;;&quot;*&quot;;LEN([.A46])-LEN(SUBSTITUTE([.A46];&quot; &quot;;&quot;&quot;)))))" office:value-type="string" office:string-value="Parente" calcext:value-type="string">
            <text:p>Parente</text:p>
          </table:table-cell>
        </table:table-row>
        <table:table-row table:style-name="ro1">
          <table:table-cell table:formula="of:=TRIM((TRANSPOSE([$Planilha1.A47:.A146])))" office:value-type="string" office:string-value="Gilda Dornelles" calcext:value-type="string">
            <text:p>Gilda Dornelles</text:p>
          </table:table-cell>
          <table:table-cell table:style-name="ce4" table:formula="of:=MID([.A47];1;SEARCHB(&quot; &quot;;[.A47];1))" office:value-type="string" office:string-value="Gilda " calcext:value-type="string">
            <text:p>Gilda </text:p>
          </table:table-cell>
          <table:table-cell table:formula="of:=SUBSTITUTE(SUBSTITUTE([.A47];[.B47];&quot;&quot;);[.D47];&quot;&quot;)">
            <text:p/>
          </table:table-cell>
          <table:table-cell table:formula="of:=RIGHT([.A47];LEN([.A47])-FIND(&quot;*&quot;;SUBSTITUTE([.A47];&quot; &quot;;&quot;*&quot;;LEN([.A47])-LEN(SUBSTITUTE([.A47];&quot; &quot;;&quot;&quot;)))))" office:value-type="string" office:string-value="Dornelles" calcext:value-type="string">
            <text:p>Dornelles</text:p>
          </table:table-cell>
        </table:table-row>
        <table:table-row table:style-name="ro1">
          <table:table-cell table:formula="of:=TRIM((TRANSPOSE([$Planilha1.A48:.A147])))" office:value-type="string" office:string-value="Girão Vieira" calcext:value-type="string">
            <text:p>Girão Vieira</text:p>
          </table:table-cell>
          <table:table-cell table:style-name="ce4" table:formula="of:=MID([.A48];1;SEARCHB(&quot; &quot;;[.A48];1))" office:value-type="string" office:string-value="Girão " calcext:value-type="string">
            <text:p>Girão </text:p>
          </table:table-cell>
          <table:table-cell table:formula="of:=SUBSTITUTE(SUBSTITUTE([.A48];[.B48];&quot;&quot;);[.D48];&quot;&quot;)">
            <text:p/>
          </table:table-cell>
          <table:table-cell table:formula="of:=RIGHT([.A48];LEN([.A48])-FIND(&quot;*&quot;;SUBSTITUTE([.A48];&quot; &quot;;&quot;*&quot;;LEN([.A48])-LEN(SUBSTITUTE([.A48];&quot; &quot;;&quot;&quot;)))))" office:value-type="string" office:string-value="Vieira" calcext:value-type="string">
            <text:p>Vieira</text:p>
          </table:table-cell>
        </table:table-row>
        <table:table-row table:style-name="ro1">
          <table:table-cell table:formula="of:=TRIM((TRANSPOSE([$Planilha1.A49:.A148])))" office:value-type="string" office:string-value="Gualdim Beltrán" calcext:value-type="string">
            <text:p>Gualdim Beltrán</text:p>
          </table:table-cell>
          <table:table-cell table:style-name="ce4" table:formula="of:=MID([.A49];1;SEARCHB(&quot; &quot;;[.A49];1))" office:value-type="string" office:string-value="Gualdim " calcext:value-type="string">
            <text:p>Gualdim </text:p>
          </table:table-cell>
          <table:table-cell table:formula="of:=SUBSTITUTE(SUBSTITUTE([.A49];[.B49];&quot;&quot;);[.D49];&quot;&quot;)">
            <text:p/>
          </table:table-cell>
          <table:table-cell table:formula="of:=RIGHT([.A49];LEN([.A49])-FIND(&quot;*&quot;;SUBSTITUTE([.A49];&quot; &quot;;&quot;*&quot;;LEN([.A49])-LEN(SUBSTITUTE([.A49];&quot; &quot;;&quot;&quot;)))))" office:value-type="string" office:string-value="Beltrán" calcext:value-type="string">
            <text:p>Beltrán</text:p>
          </table:table-cell>
        </table:table-row>
        <table:table-row table:style-name="ro1">
          <table:table-cell table:formula="of:=TRIM((TRANSPOSE([$Planilha1.A50:.A149])))" office:value-type="string" office:string-value="Gustavo Inácio" calcext:value-type="string">
            <text:p>Gustavo Inácio</text:p>
          </table:table-cell>
          <table:table-cell table:style-name="ce4" table:formula="of:=MID([.A50];1;SEARCHB(&quot; &quot;;[.A50];1))" office:value-type="string" office:string-value="Gustavo " calcext:value-type="string">
            <text:p>Gustavo </text:p>
          </table:table-cell>
          <table:table-cell table:formula="of:=SUBSTITUTE(SUBSTITUTE([.A50];[.B50];&quot;&quot;);[.D50];&quot;&quot;)">
            <text:p/>
          </table:table-cell>
          <table:table-cell table:formula="of:=RIGHT([.A50];LEN([.A50])-FIND(&quot;*&quot;;SUBSTITUTE([.A50];&quot; &quot;;&quot;*&quot;;LEN([.A50])-LEN(SUBSTITUTE([.A50];&quot; &quot;;&quot;&quot;)))))" office:value-type="string" office:string-value="Inácio" calcext:value-type="string">
            <text:p>Inácio</text:p>
          </table:table-cell>
        </table:table-row>
        <table:table-row table:style-name="ro1">
          <table:table-cell table:formula="of:=TRIM((TRANSPOSE([$Planilha1.A51:.A150])))" office:value-type="string" office:string-value="Henrique Viegas" calcext:value-type="string">
            <text:p>Henrique Viegas</text:p>
          </table:table-cell>
          <table:table-cell table:style-name="ce4" table:formula="of:=MID([.A51];1;SEARCHB(&quot; &quot;;[.A51];1))" office:value-type="string" office:string-value="Henrique " calcext:value-type="string">
            <text:p>Henrique </text:p>
          </table:table-cell>
          <table:table-cell table:formula="of:=SUBSTITUTE(SUBSTITUTE([.A51];[.B51];&quot;&quot;);[.D51];&quot;&quot;)">
            <text:p/>
          </table:table-cell>
          <table:table-cell table:formula="of:=RIGHT([.A51];LEN([.A51])-FIND(&quot;*&quot;;SUBSTITUTE([.A51];&quot; &quot;;&quot;*&quot;;LEN([.A51])-LEN(SUBSTITUTE([.A51];&quot; &quot;;&quot;&quot;)))))" office:value-type="string" office:string-value="Viegas" calcext:value-type="string">
            <text:p>Viegas</text:p>
          </table:table-cell>
        </table:table-row>
        <table:table-row table:style-name="ro1">
          <table:table-cell table:formula="of:=TRIM((TRANSPOSE([$Planilha1.A52:.A151])))" office:value-type="string" office:string-value="Hermígio Vilas Boas" calcext:value-type="string">
            <text:p>Hermígio Vilas Boas</text:p>
          </table:table-cell>
          <table:table-cell table:style-name="ce4" table:formula="of:=MID([.A52];1;SEARCHB(&quot; &quot;;[.A52];1))" office:value-type="string" office:string-value="Hermígio " calcext:value-type="string">
            <text:p>Hermígio </text:p>
          </table:table-cell>
          <table:table-cell table:formula="of:=SUBSTITUTE(SUBSTITUTE([.A52];[.B52];&quot;&quot;);[.D52];&quot;&quot;)" office:value-type="string" office:string-value="Vilas " calcext:value-type="string">
            <text:p>Vilas </text:p>
          </table:table-cell>
          <table:table-cell table:formula="of:=RIGHT([.A52];LEN([.A52])-FIND(&quot;*&quot;;SUBSTITUTE([.A52];&quot; &quot;;&quot;*&quot;;LEN([.A52])-LEN(SUBSTITUTE([.A52];&quot; &quot;;&quot;&quot;)))))" office:value-type="string" office:string-value="Boas" calcext:value-type="string">
            <text:p>Boas</text:p>
          </table:table-cell>
        </table:table-row>
        <table:table-row table:style-name="ro1">
          <table:table-cell table:formula="of:=TRIM((TRANSPOSE([$Planilha1.A53:.A152])))" office:value-type="string" office:string-value="Hernâni Girón" calcext:value-type="string">
            <text:p>Hernâni Girón</text:p>
          </table:table-cell>
          <table:table-cell table:style-name="ce4" table:formula="of:=MID([.A53];1;SEARCHB(&quot; &quot;;[.A53];1))" office:value-type="string" office:string-value="Hernâni " calcext:value-type="string">
            <text:p>Hernâni </text:p>
          </table:table-cell>
          <table:table-cell table:formula="of:=SUBSTITUTE(SUBSTITUTE([.A53];[.B53];&quot;&quot;);[.D53];&quot;&quot;)">
            <text:p/>
          </table:table-cell>
          <table:table-cell table:formula="of:=RIGHT([.A53];LEN([.A53])-FIND(&quot;*&quot;;SUBSTITUTE([.A53];&quot; &quot;;&quot;*&quot;;LEN([.A53])-LEN(SUBSTITUTE([.A53];&quot; &quot;;&quot;&quot;)))))" office:value-type="string" office:string-value="Girón" calcext:value-type="string">
            <text:p>Girón</text:p>
          </table:table-cell>
        </table:table-row>
        <table:table-row table:style-name="ro1">
          <table:table-cell table:formula="of:=TRIM((TRANSPOSE([$Planilha1.A54:.A153])))" office:value-type="string" office:string-value="Hélder Fidalgo" calcext:value-type="string">
            <text:p>Hélder Fidalgo</text:p>
          </table:table-cell>
          <table:table-cell table:style-name="ce4" table:formula="of:=MID([.A54];1;SEARCHB(&quot; &quot;;[.A54];1))" office:value-type="string" office:string-value="Hélder " calcext:value-type="string">
            <text:p>Hélder </text:p>
          </table:table-cell>
          <table:table-cell table:formula="of:=SUBSTITUTE(SUBSTITUTE([.A54];[.B54];&quot;&quot;);[.D54];&quot;&quot;)">
            <text:p/>
          </table:table-cell>
          <table:table-cell table:formula="of:=RIGHT([.A54];LEN([.A54])-FIND(&quot;*&quot;;SUBSTITUTE([.A54];&quot; &quot;;&quot;*&quot;;LEN([.A54])-LEN(SUBSTITUTE([.A54];&quot; &quot;;&quot;&quot;)))))" office:value-type="string" office:string-value="Fidalgo" calcext:value-type="string">
            <text:p>Fidalgo</text:p>
          </table:table-cell>
        </table:table-row>
        <table:table-row table:style-name="ro1">
          <table:table-cell table:formula="of:=TRIM((TRANSPOSE([$Planilha1.A55:.A154])))" office:value-type="string" office:string-value="Ibijara Pimenta" calcext:value-type="string">
            <text:p>Ibijara Pimenta</text:p>
          </table:table-cell>
          <table:table-cell table:style-name="ce4" table:formula="of:=MID([.A55];1;SEARCHB(&quot; &quot;;[.A55];1))" office:value-type="string" office:string-value="Ibijara " calcext:value-type="string">
            <text:p>Ibijara </text:p>
          </table:table-cell>
          <table:table-cell table:formula="of:=SUBSTITUTE(SUBSTITUTE([.A55];[.B55];&quot;&quot;);[.D55];&quot;&quot;)">
            <text:p/>
          </table:table-cell>
          <table:table-cell table:formula="of:=RIGHT([.A55];LEN([.A55])-FIND(&quot;*&quot;;SUBSTITUTE([.A55];&quot; &quot;;&quot;*&quot;;LEN([.A55])-LEN(SUBSTITUTE([.A55];&quot; &quot;;&quot;&quot;)))))" office:value-type="string" office:string-value="Pimenta" calcext:value-type="string">
            <text:p>Pimenta</text:p>
          </table:table-cell>
        </table:table-row>
        <table:table-row table:style-name="ro1">
          <table:table-cell table:formula="of:=TRIM((TRANSPOSE([$Planilha1.A56:.A155])))" office:value-type="string" office:string-value="Ilma Coimbra" calcext:value-type="string">
            <text:p>Ilma Coimbra</text:p>
          </table:table-cell>
          <table:table-cell table:style-name="ce4" table:formula="of:=MID([.A56];1;SEARCHB(&quot; &quot;;[.A56];1))" office:value-type="string" office:string-value="Ilma " calcext:value-type="string">
            <text:p>Ilma </text:p>
          </table:table-cell>
          <table:table-cell table:formula="of:=SUBSTITUTE(SUBSTITUTE([.A56];[.B56];&quot;&quot;);[.D56];&quot;&quot;)">
            <text:p/>
          </table:table-cell>
          <table:table-cell table:formula="of:=RIGHT([.A56];LEN([.A56])-FIND(&quot;*&quot;;SUBSTITUTE([.A56];&quot; &quot;;&quot;*&quot;;LEN([.A56])-LEN(SUBSTITUTE([.A56];&quot; &quot;;&quot;&quot;)))))" office:value-type="string" office:string-value="Coimbra" calcext:value-type="string">
            <text:p>Coimbra</text:p>
          </table:table-cell>
        </table:table-row>
        <table:table-row table:style-name="ro1">
          <table:table-cell table:formula="of:=TRIM((TRANSPOSE([$Planilha1.A57:.A156])))" office:value-type="string" office:string-value="Inaiá Severiano" calcext:value-type="string">
            <text:p>Inaiá Severiano</text:p>
          </table:table-cell>
          <table:table-cell table:style-name="ce4" table:formula="of:=MID([.A57];1;SEARCHB(&quot; &quot;;[.A57];1))" office:value-type="string" office:string-value="Inaiá " calcext:value-type="string">
            <text:p>Inaiá </text:p>
          </table:table-cell>
          <table:table-cell table:formula="of:=SUBSTITUTE(SUBSTITUTE([.A57];[.B57];&quot;&quot;);[.D57];&quot;&quot;)">
            <text:p/>
          </table:table-cell>
          <table:table-cell table:formula="of:=RIGHT([.A57];LEN([.A57])-FIND(&quot;*&quot;;SUBSTITUTE([.A57];&quot; &quot;;&quot;*&quot;;LEN([.A57])-LEN(SUBSTITUTE([.A57];&quot; &quot;;&quot;&quot;)))))" office:value-type="string" office:string-value="Severiano" calcext:value-type="string">
            <text:p>Severiano</text:p>
          </table:table-cell>
        </table:table-row>
        <table:table-row table:style-name="ro1">
          <table:table-cell table:formula="of:=TRIM((TRANSPOSE([$Planilha1.A58:.A157])))" office:value-type="string" office:string-value="Irani Macedo" calcext:value-type="string">
            <text:p>Irani Macedo</text:p>
          </table:table-cell>
          <table:table-cell table:style-name="ce4" table:formula="of:=MID([.A58];1;SEARCHB(&quot; &quot;;[.A58];1))" office:value-type="string" office:string-value="Irani " calcext:value-type="string">
            <text:p>Irani </text:p>
          </table:table-cell>
          <table:table-cell table:formula="of:=SUBSTITUTE(SUBSTITUTE([.A58];[.B58];&quot;&quot;);[.D58];&quot;&quot;)">
            <text:p/>
          </table:table-cell>
          <table:table-cell table:formula="of:=RIGHT([.A58];LEN([.A58])-FIND(&quot;*&quot;;SUBSTITUTE([.A58];&quot; &quot;;&quot;*&quot;;LEN([.A58])-LEN(SUBSTITUTE([.A58];&quot; &quot;;&quot;&quot;)))))" office:value-type="string" office:string-value="Macedo" calcext:value-type="string">
            <text:p>Macedo</text:p>
          </table:table-cell>
        </table:table-row>
        <table:table-row table:style-name="ro1">
          <table:table-cell table:formula="of:=TRIM((TRANSPOSE([$Planilha1.A59:.A158])))" office:value-type="string" office:string-value="Jaime Nazário" calcext:value-type="string">
            <text:p>Jaime Nazário</text:p>
          </table:table-cell>
          <table:table-cell table:style-name="ce4" table:formula="of:=MID([.A59];1;SEARCHB(&quot; &quot;;[.A59];1))" office:value-type="string" office:string-value="Jaime " calcext:value-type="string">
            <text:p>Jaime </text:p>
          </table:table-cell>
          <table:table-cell table:formula="of:=SUBSTITUTE(SUBSTITUTE([.A59];[.B59];&quot;&quot;);[.D59];&quot;&quot;)">
            <text:p/>
          </table:table-cell>
          <table:table-cell table:formula="of:=RIGHT([.A59];LEN([.A59])-FIND(&quot;*&quot;;SUBSTITUTE([.A59];&quot; &quot;;&quot;*&quot;;LEN([.A59])-LEN(SUBSTITUTE([.A59];&quot; &quot;;&quot;&quot;)))))" office:value-type="string" office:string-value="Nazário" calcext:value-type="string">
            <text:p>Nazário</text:p>
          </table:table-cell>
        </table:table-row>
        <table:table-row table:style-name="ro1">
          <table:table-cell table:formula="of:=TRIM((TRANSPOSE([$Planilha1.A60:.A159])))" office:value-type="string" office:string-value="Jordana Vale" calcext:value-type="string">
            <text:p>Jordana Vale</text:p>
          </table:table-cell>
          <table:table-cell table:style-name="ce4" table:formula="of:=MID([.A60];1;SEARCHB(&quot; &quot;;[.A60];1))" office:value-type="string" office:string-value="Jordana " calcext:value-type="string">
            <text:p>Jordana </text:p>
          </table:table-cell>
          <table:table-cell table:formula="of:=SUBSTITUTE(SUBSTITUTE([.A60];[.B60];&quot;&quot;);[.D60];&quot;&quot;)">
            <text:p/>
          </table:table-cell>
          <table:table-cell table:formula="of:=RIGHT([.A60];LEN([.A60])-FIND(&quot;*&quot;;SUBSTITUTE([.A60];&quot; &quot;;&quot;*&quot;;LEN([.A60])-LEN(SUBSTITUTE([.A60];&quot; &quot;;&quot;&quot;)))))" office:value-type="string" office:string-value="Vale" calcext:value-type="string">
            <text:p>Vale</text:p>
          </table:table-cell>
        </table:table-row>
        <table:table-row table:style-name="ro1">
          <table:table-cell table:formula="of:=TRIM((TRANSPOSE([$Planilha1.A61:.A160])))" office:value-type="string" office:string-value="Jorge Valerio" calcext:value-type="string">
            <text:p>Jorge Valerio</text:p>
          </table:table-cell>
          <table:table-cell table:style-name="ce4" table:formula="of:=MID([.A61];1;SEARCHB(&quot; &quot;;[.A61];1))" office:value-type="string" office:string-value="Jorge " calcext:value-type="string">
            <text:p>Jorge </text:p>
          </table:table-cell>
          <table:table-cell table:formula="of:=SUBSTITUTE(SUBSTITUTE([.A61];[.B61];&quot;&quot;);[.D61];&quot;&quot;)">
            <text:p/>
          </table:table-cell>
          <table:table-cell table:formula="of:=RIGHT([.A61];LEN([.A61])-FIND(&quot;*&quot;;SUBSTITUTE([.A61];&quot; &quot;;&quot;*&quot;;LEN([.A61])-LEN(SUBSTITUTE([.A61];&quot; &quot;;&quot;&quot;)))))" office:value-type="string" office:string-value="Valerio" calcext:value-type="string">
            <text:p>Valerio</text:p>
          </table:table-cell>
        </table:table-row>
        <table:table-row table:style-name="ro1">
          <table:table-cell table:formula="of:=TRIM((TRANSPOSE([$Planilha1.A62:.A161])))" office:value-type="string" office:string-value="Jutaí Leme" calcext:value-type="string">
            <text:p>Jutaí Leme</text:p>
          </table:table-cell>
          <table:table-cell table:style-name="ce4" table:formula="of:=MID([.A62];1;SEARCHB(&quot; &quot;;[.A62];1))" office:value-type="string" office:string-value="Jutaí " calcext:value-type="string">
            <text:p>Jutaí </text:p>
          </table:table-cell>
          <table:table-cell table:formula="of:=SUBSTITUTE(SUBSTITUTE([.A62];[.B62];&quot;&quot;);[.D62];&quot;&quot;)">
            <text:p/>
          </table:table-cell>
          <table:table-cell table:formula="of:=RIGHT([.A62];LEN([.A62])-FIND(&quot;*&quot;;SUBSTITUTE([.A62];&quot; &quot;;&quot;*&quot;;LEN([.A62])-LEN(SUBSTITUTE([.A62];&quot; &quot;;&quot;&quot;)))))" office:value-type="string" office:string-value="Leme" calcext:value-type="string">
            <text:p>Leme</text:p>
          </table:table-cell>
        </table:table-row>
        <table:table-row table:style-name="ro1">
          <table:table-cell table:formula="of:=TRIM((TRANSPOSE([$Planilha1.A63:.A162])))" office:value-type="string" office:string-value="Levindo Parente" calcext:value-type="string">
            <text:p>Levindo Parente</text:p>
          </table:table-cell>
          <table:table-cell table:style-name="ce4" table:formula="of:=MID([.A63];1;SEARCHB(&quot; &quot;;[.A63];1))" office:value-type="string" office:string-value="Levindo " calcext:value-type="string">
            <text:p>Levindo </text:p>
          </table:table-cell>
          <table:table-cell table:formula="of:=SUBSTITUTE(SUBSTITUTE([.A63];[.B63];&quot;&quot;);[.D63];&quot;&quot;)">
            <text:p/>
          </table:table-cell>
          <table:table-cell table:formula="of:=RIGHT([.A63];LEN([.A63])-FIND(&quot;*&quot;;SUBSTITUTE([.A63];&quot; &quot;;&quot;*&quot;;LEN([.A63])-LEN(SUBSTITUTE([.A63];&quot; &quot;;&quot;&quot;)))))" office:value-type="string" office:string-value="Parente" calcext:value-type="string">
            <text:p>Parente</text:p>
          </table:table-cell>
        </table:table-row>
        <table:table-row table:style-name="ro1">
          <table:table-cell table:formula="of:=TRIM((TRANSPOSE([$Planilha1.A64:.A163])))" office:value-type="string" office:string-value="Liedson Lucena" calcext:value-type="string">
            <text:p>Liedson Lucena</text:p>
          </table:table-cell>
          <table:table-cell table:style-name="ce4" table:formula="of:=MID([.A64];1;SEARCHB(&quot; &quot;;[.A64];1))" office:value-type="string" office:string-value="Liedson " calcext:value-type="string">
            <text:p>Liedson </text:p>
          </table:table-cell>
          <table:table-cell table:formula="of:=SUBSTITUTE(SUBSTITUTE([.A64];[.B64];&quot;&quot;);[.D64];&quot;&quot;)">
            <text:p/>
          </table:table-cell>
          <table:table-cell table:formula="of:=RIGHT([.A64];LEN([.A64])-FIND(&quot;*&quot;;SUBSTITUTE([.A64];&quot; &quot;;&quot;*&quot;;LEN([.A64])-LEN(SUBSTITUTE([.A64];&quot; &quot;;&quot;&quot;)))))" office:value-type="string" office:string-value="Lucena" calcext:value-type="string">
            <text:p>Lucena</text:p>
          </table:table-cell>
        </table:table-row>
        <table:table-row table:style-name="ro1">
          <table:table-cell table:formula="of:=TRIM((TRANSPOSE([$Planilha1.A65:.A164])))" office:value-type="string" office:string-value="Liliana Couto" calcext:value-type="string">
            <text:p>Liliana Couto</text:p>
          </table:table-cell>
          <table:table-cell table:style-name="ce4" table:formula="of:=MID([.A65];1;SEARCHB(&quot; &quot;;[.A65];1))" office:value-type="string" office:string-value="Liliana " calcext:value-type="string">
            <text:p>Liliana </text:p>
          </table:table-cell>
          <table:table-cell table:formula="of:=SUBSTITUTE(SUBSTITUTE([.A65];[.B65];&quot;&quot;);[.D65];&quot;&quot;)">
            <text:p/>
          </table:table-cell>
          <table:table-cell table:formula="of:=RIGHT([.A65];LEN([.A65])-FIND(&quot;*&quot;;SUBSTITUTE([.A65];&quot; &quot;;&quot;*&quot;;LEN([.A65])-LEN(SUBSTITUTE([.A65];&quot; &quot;;&quot;&quot;)))))" office:value-type="string" office:string-value="Couto" calcext:value-type="string">
            <text:p>Couto</text:p>
          </table:table-cell>
        </table:table-row>
        <table:table-row table:style-name="ro1">
          <table:table-cell table:formula="of:=TRIM((TRANSPOSE([$Planilha1.A66:.A165])))" office:value-type="string" office:string-value="Luís Coito" calcext:value-type="string">
            <text:p>Luís Coito</text:p>
          </table:table-cell>
          <table:table-cell table:style-name="ce4" table:formula="of:=MID([.A66];1;SEARCHB(&quot; &quot;;[.A66];1))" office:value-type="string" office:string-value="Luís " calcext:value-type="string">
            <text:p>Luís </text:p>
          </table:table-cell>
          <table:table-cell table:formula="of:=SUBSTITUTE(SUBSTITUTE([.A66];[.B66];&quot;&quot;);[.D66];&quot;&quot;)">
            <text:p/>
          </table:table-cell>
          <table:table-cell table:formula="of:=RIGHT([.A66];LEN([.A66])-FIND(&quot;*&quot;;SUBSTITUTE([.A66];&quot; &quot;;&quot;*&quot;;LEN([.A66])-LEN(SUBSTITUTE([.A66];&quot; &quot;;&quot;&quot;)))))" office:value-type="string" office:string-value="Coito" calcext:value-type="string">
            <text:p>Coito</text:p>
          </table:table-cell>
        </table:table-row>
        <table:table-row table:style-name="ro1">
          <table:table-cell table:formula="of:=TRIM((TRANSPOSE([$Planilha1.A67:.A166])))" office:value-type="string" office:string-value="Madalena Fontoura" calcext:value-type="string">
            <text:p>Madalena Fontoura</text:p>
          </table:table-cell>
          <table:table-cell table:style-name="ce4" table:formula="of:=MID([.A67];1;SEARCHB(&quot; &quot;;[.A67];1))" office:value-type="string" office:string-value="Madalena " calcext:value-type="string">
            <text:p>Madalena </text:p>
          </table:table-cell>
          <table:table-cell table:formula="of:=SUBSTITUTE(SUBSTITUTE([.A67];[.B67];&quot;&quot;);[.D67];&quot;&quot;)">
            <text:p/>
          </table:table-cell>
          <table:table-cell table:formula="of:=RIGHT([.A67];LEN([.A67])-FIND(&quot;*&quot;;SUBSTITUTE([.A67];&quot; &quot;;&quot;*&quot;;LEN([.A67])-LEN(SUBSTITUTE([.A67];&quot; &quot;;&quot;&quot;)))))" office:value-type="string" office:string-value="Fontoura" calcext:value-type="string">
            <text:p>Fontoura</text:p>
          </table:table-cell>
        </table:table-row>
        <table:table-row table:style-name="ro1">
          <table:table-cell table:formula="of:=TRIM((TRANSPOSE([$Planilha1.A68:.A167])))" office:value-type="string" office:string-value="Magali Sousa Prado" calcext:value-type="string">
            <text:p>Magali Sousa Prado</text:p>
          </table:table-cell>
          <table:table-cell table:style-name="ce4" table:formula="of:=MID([.A68];1;SEARCHB(&quot; &quot;;[.A68];1))" office:value-type="string" office:string-value="Magali " calcext:value-type="string">
            <text:p>Magali </text:p>
          </table:table-cell>
          <table:table-cell table:formula="of:=SUBSTITUTE(SUBSTITUTE([.A68];[.B68];&quot;&quot;);[.D68];&quot;&quot;)" office:value-type="string" office:string-value="Sousa " calcext:value-type="string">
            <text:p>Sousa </text:p>
          </table:table-cell>
          <table:table-cell table:formula="of:=RIGHT([.A68];LEN([.A68])-FIND(&quot;*&quot;;SUBSTITUTE([.A68];&quot; &quot;;&quot;*&quot;;LEN([.A68])-LEN(SUBSTITUTE([.A68];&quot; &quot;;&quot;&quot;)))))" office:value-type="string" office:string-value="Prado" calcext:value-type="string">
            <text:p>Prado</text:p>
          </table:table-cell>
        </table:table-row>
        <table:table-row table:style-name="ro1">
          <table:table-cell table:formula="of:=TRIM((TRANSPOSE([$Planilha1.A69:.A168])))" office:value-type="string" office:string-value="Marli Bahía" calcext:value-type="string">
            <text:p>Marli Bahía</text:p>
          </table:table-cell>
          <table:table-cell table:style-name="ce4" table:formula="of:=MID([.A69];1;SEARCHB(&quot; &quot;;[.A69];1))" office:value-type="string" office:string-value="Marli " calcext:value-type="string">
            <text:p>Marli </text:p>
          </table:table-cell>
          <table:table-cell table:formula="of:=SUBSTITUTE(SUBSTITUTE([.A69];[.B69];&quot;&quot;);[.D69];&quot;&quot;)">
            <text:p/>
          </table:table-cell>
          <table:table-cell table:formula="of:=RIGHT([.A69];LEN([.A69])-FIND(&quot;*&quot;;SUBSTITUTE([.A69];&quot; &quot;;&quot;*&quot;;LEN([.A69])-LEN(SUBSTITUTE([.A69];&quot; &quot;;&quot;&quot;)))))" office:value-type="string" office:string-value="Bahía" calcext:value-type="string">
            <text:p>Bahía</text:p>
          </table:table-cell>
        </table:table-row>
        <table:table-row table:style-name="ro1">
          <table:table-cell table:formula="of:=TRIM((TRANSPOSE([$Planilha1.A70:.A169])))" office:value-type="string" office:string-value="Miguelina Nazário" calcext:value-type="string">
            <text:p>Miguelina Nazário</text:p>
          </table:table-cell>
          <table:table-cell table:style-name="ce4" table:formula="of:=MID([.A70];1;SEARCHB(&quot; &quot;;[.A70];1))" office:value-type="string" office:string-value="Miguelina " calcext:value-type="string">
            <text:p>Miguelina </text:p>
          </table:table-cell>
          <table:table-cell table:formula="of:=SUBSTITUTE(SUBSTITUTE([.A70];[.B70];&quot;&quot;);[.D70];&quot;&quot;)">
            <text:p/>
          </table:table-cell>
          <table:table-cell table:formula="of:=RIGHT([.A70];LEN([.A70])-FIND(&quot;*&quot;;SUBSTITUTE([.A70];&quot; &quot;;&quot;*&quot;;LEN([.A70])-LEN(SUBSTITUTE([.A70];&quot; &quot;;&quot;&quot;)))))" office:value-type="string" office:string-value="Nazário" calcext:value-type="string">
            <text:p>Nazário</text:p>
          </table:table-cell>
        </table:table-row>
        <table:table-row table:style-name="ro1">
          <table:table-cell table:formula="of:=TRIM((TRANSPOSE([$Planilha1.A71:.A170])))" office:value-type="string" office:string-value="Moaci Perdigón" calcext:value-type="string">
            <text:p>Moaci Perdigón</text:p>
          </table:table-cell>
          <table:table-cell table:style-name="ce4" table:formula="of:=MID([.A71];1;SEARCHB(&quot; &quot;;[.A71];1))" office:value-type="string" office:string-value="Moaci " calcext:value-type="string">
            <text:p>Moaci </text:p>
          </table:table-cell>
          <table:table-cell table:formula="of:=SUBSTITUTE(SUBSTITUTE([.A71];[.B71];&quot;&quot;);[.D71];&quot;&quot;)">
            <text:p/>
          </table:table-cell>
          <table:table-cell table:formula="of:=RIGHT([.A71];LEN([.A71])-FIND(&quot;*&quot;;SUBSTITUTE([.A71];&quot; &quot;;&quot;*&quot;;LEN([.A71])-LEN(SUBSTITUTE([.A71];&quot; &quot;;&quot;&quot;)))))" office:value-type="string" office:string-value="Perdigón" calcext:value-type="string">
            <text:p>Perdigón</text:p>
          </table:table-cell>
        </table:table-row>
        <table:table-row table:style-name="ro1">
          <table:table-cell table:formula="of:=TRIM((TRANSPOSE([$Planilha1.A72:.A171])))" office:value-type="string" office:string-value="Norberto Malheiros" calcext:value-type="string">
            <text:p>Norberto Malheiros</text:p>
          </table:table-cell>
          <table:table-cell table:style-name="ce4" table:formula="of:=MID([.A72];1;SEARCHB(&quot; &quot;;[.A72];1))" office:value-type="string" office:string-value="Norberto " calcext:value-type="string">
            <text:p>Norberto </text:p>
          </table:table-cell>
          <table:table-cell table:formula="of:=SUBSTITUTE(SUBSTITUTE([.A72];[.B72];&quot;&quot;);[.D72];&quot;&quot;)">
            <text:p/>
          </table:table-cell>
          <table:table-cell table:formula="of:=RIGHT([.A72];LEN([.A72])-FIND(&quot;*&quot;;SUBSTITUTE([.A72];&quot; &quot;;&quot;*&quot;;LEN([.A72])-LEN(SUBSTITUTE([.A72];&quot; &quot;;&quot;&quot;)))))" office:value-type="string" office:string-value="Malheiros" calcext:value-type="string">
            <text:p>Malheiros</text:p>
          </table:table-cell>
        </table:table-row>
        <table:table-row table:style-name="ro1">
          <table:table-cell table:formula="of:=TRIM((TRANSPOSE([$Planilha1.A73:.A172])))" office:value-type="string" office:string-value="Noé Toscano" calcext:value-type="string">
            <text:p>Noé Toscano</text:p>
          </table:table-cell>
          <table:table-cell table:style-name="ce4" table:formula="of:=MID([.A73];1;SEARCHB(&quot; &quot;;[.A73];1))" office:value-type="string" office:string-value="Noé " calcext:value-type="string">
            <text:p>Noé </text:p>
          </table:table-cell>
          <table:table-cell table:formula="of:=SUBSTITUTE(SUBSTITUTE([.A73];[.B73];&quot;&quot;);[.D73];&quot;&quot;)">
            <text:p/>
          </table:table-cell>
          <table:table-cell table:formula="of:=RIGHT([.A73];LEN([.A73])-FIND(&quot;*&quot;;SUBSTITUTE([.A73];&quot; &quot;;&quot;*&quot;;LEN([.A73])-LEN(SUBSTITUTE([.A73];&quot; &quot;;&quot;&quot;)))))" office:value-type="string" office:string-value="Toscano" calcext:value-type="string">
            <text:p>Toscano</text:p>
          </table:table-cell>
        </table:table-row>
        <table:table-row table:style-name="ro1">
          <table:table-cell table:formula="of:=TRIM((TRANSPOSE([$Planilha1.A74:.A173])))" office:value-type="string" office:string-value="Noémia Lampreia" calcext:value-type="string">
            <text:p>Noémia Lampreia</text:p>
          </table:table-cell>
          <table:table-cell table:style-name="ce4" table:formula="of:=MID([.A74];1;SEARCHB(&quot; &quot;;[.A74];1))" office:value-type="string" office:string-value="Noémia " calcext:value-type="string">
            <text:p>Noémia </text:p>
          </table:table-cell>
          <table:table-cell table:formula="of:=SUBSTITUTE(SUBSTITUTE([.A74];[.B74];&quot;&quot;);[.D74];&quot;&quot;)">
            <text:p/>
          </table:table-cell>
          <table:table-cell table:formula="of:=RIGHT([.A74];LEN([.A74])-FIND(&quot;*&quot;;SUBSTITUTE([.A74];&quot; &quot;;&quot;*&quot;;LEN([.A74])-LEN(SUBSTITUTE([.A74];&quot; &quot;;&quot;&quot;)))))" office:value-type="string" office:string-value="Lampreia" calcext:value-type="string">
            <text:p>Lampreia</text:p>
          </table:table-cell>
        </table:table-row>
        <table:table-row table:style-name="ro1">
          <table:table-cell table:formula="of:=TRIM((TRANSPOSE([$Planilha1.A75:.A174])))" office:value-type="string" office:string-value="Nuno Carmona" calcext:value-type="string">
            <text:p>Nuno Carmona</text:p>
          </table:table-cell>
          <table:table-cell table:style-name="ce4" table:formula="of:=MID([.A75];1;SEARCHB(&quot; &quot;;[.A75];1))" office:value-type="string" office:string-value="Nuno " calcext:value-type="string">
            <text:p>Nuno </text:p>
          </table:table-cell>
          <table:table-cell table:formula="of:=SUBSTITUTE(SUBSTITUTE([.A75];[.B75];&quot;&quot;);[.D75];&quot;&quot;)">
            <text:p/>
          </table:table-cell>
          <table:table-cell table:formula="of:=RIGHT([.A75];LEN([.A75])-FIND(&quot;*&quot;;SUBSTITUTE([.A75];&quot; &quot;;&quot;*&quot;;LEN([.A75])-LEN(SUBSTITUTE([.A75];&quot; &quot;;&quot;&quot;)))))" office:value-type="string" office:string-value="Carmona" calcext:value-type="string">
            <text:p>Carmona</text:p>
          </table:table-cell>
        </table:table-row>
        <table:table-row table:style-name="ro1">
          <table:table-cell table:formula="of:=TRIM((TRANSPOSE([$Planilha1.A76:.A175])))" office:value-type="string" office:string-value="Odete Bernardes" calcext:value-type="string">
            <text:p>Odete Bernardes</text:p>
          </table:table-cell>
          <table:table-cell table:style-name="ce4" table:formula="of:=MID([.A76];1;SEARCHB(&quot; &quot;;[.A76];1))" office:value-type="string" office:string-value="Odete " calcext:value-type="string">
            <text:p>Odete </text:p>
          </table:table-cell>
          <table:table-cell table:formula="of:=SUBSTITUTE(SUBSTITUTE([.A76];[.B76];&quot;&quot;);[.D76];&quot;&quot;)">
            <text:p/>
          </table:table-cell>
          <table:table-cell table:formula="of:=RIGHT([.A76];LEN([.A76])-FIND(&quot;*&quot;;SUBSTITUTE([.A76];&quot; &quot;;&quot;*&quot;;LEN([.A76])-LEN(SUBSTITUTE([.A76];&quot; &quot;;&quot;&quot;)))))" office:value-type="string" office:string-value="Bernardes" calcext:value-type="string">
            <text:p>Bernardes</text:p>
          </table:table-cell>
        </table:table-row>
        <table:table-row table:style-name="ro1">
          <table:table-cell table:formula="of:=TRIM((TRANSPOSE([$Planilha1.A77:.A176])))" office:value-type="string" office:string-value="Orestes Saldaña" calcext:value-type="string">
            <text:p>Orestes Saldaña</text:p>
          </table:table-cell>
          <table:table-cell table:style-name="ce4" table:formula="of:=MID([.A77];1;SEARCHB(&quot; &quot;;[.A77];1))" office:value-type="string" office:string-value="Orestes " calcext:value-type="string">
            <text:p>Orestes </text:p>
          </table:table-cell>
          <table:table-cell table:formula="of:=SUBSTITUTE(SUBSTITUTE([.A77];[.B77];&quot;&quot;);[.D77];&quot;&quot;)">
            <text:p/>
          </table:table-cell>
          <table:table-cell table:formula="of:=RIGHT([.A77];LEN([.A77])-FIND(&quot;*&quot;;SUBSTITUTE([.A77];&quot; &quot;;&quot;*&quot;;LEN([.A77])-LEN(SUBSTITUTE([.A77];&quot; &quot;;&quot;&quot;)))))" office:value-type="string" office:string-value="Saldaña" calcext:value-type="string">
            <text:p>Saldaña</text:p>
          </table:table-cell>
        </table:table-row>
        <table:table-row table:style-name="ro1">
          <table:table-cell table:formula="of:=TRIM((TRANSPOSE([$Planilha1.A78:.A177])))" office:value-type="string" office:string-value="Oscar Ferraço" calcext:value-type="string">
            <text:p>Oscar Ferraço</text:p>
          </table:table-cell>
          <table:table-cell table:style-name="ce4" table:formula="of:=MID([.A78];1;SEARCHB(&quot; &quot;;[.A78];1))" office:value-type="string" office:string-value="Oscar " calcext:value-type="string">
            <text:p>Oscar </text:p>
          </table:table-cell>
          <table:table-cell table:formula="of:=SUBSTITUTE(SUBSTITUTE([.A78];[.B78];&quot;&quot;);[.D78];&quot;&quot;)">
            <text:p/>
          </table:table-cell>
          <table:table-cell table:formula="of:=RIGHT([.A78];LEN([.A78])-FIND(&quot;*&quot;;SUBSTITUTE([.A78];&quot; &quot;;&quot;*&quot;;LEN([.A78])-LEN(SUBSTITUTE([.A78];&quot; &quot;;&quot;&quot;)))))" office:value-type="string" office:string-value="Ferraço" calcext:value-type="string">
            <text:p>Ferraço</text:p>
          </table:table-cell>
        </table:table-row>
        <table:table-row table:style-name="ro1">
          <table:table-cell table:formula="of:=TRIM((TRANSPOSE([$Planilha1.A79:.A178])))" office:value-type="string" office:string-value="Paulo Thomé" calcext:value-type="string">
            <text:p>Paulo Thomé</text:p>
          </table:table-cell>
          <table:table-cell table:style-name="ce4" table:formula="of:=MID([.A79];1;SEARCHB(&quot; &quot;;[.A79];1))" office:value-type="string" office:string-value="Paulo " calcext:value-type="string">
            <text:p>Paulo </text:p>
          </table:table-cell>
          <table:table-cell table:formula="of:=SUBSTITUTE(SUBSTITUTE([.A79];[.B79];&quot;&quot;);[.D79];&quot;&quot;)">
            <text:p/>
          </table:table-cell>
          <table:table-cell table:formula="of:=RIGHT([.A79];LEN([.A79])-FIND(&quot;*&quot;;SUBSTITUTE([.A79];&quot; &quot;;&quot;*&quot;;LEN([.A79])-LEN(SUBSTITUTE([.A79];&quot; &quot;;&quot;&quot;)))))" office:value-type="string" office:string-value="Thomé" calcext:value-type="string">
            <text:p>Thomé</text:p>
          </table:table-cell>
        </table:table-row>
        <table:table-row table:style-name="ro1">
          <table:table-cell table:formula="of:=TRIM((TRANSPOSE([$Planilha1.A80:.A179])))" office:value-type="string" office:string-value="Priscila Baião" calcext:value-type="string">
            <text:p>Priscila Baião</text:p>
          </table:table-cell>
          <table:table-cell table:style-name="ce4" table:formula="of:=MID([.A80];1;SEARCHB(&quot; &quot;;[.A80];1))" office:value-type="string" office:string-value="Priscila " calcext:value-type="string">
            <text:p>Priscila </text:p>
          </table:table-cell>
          <table:table-cell table:formula="of:=SUBSTITUTE(SUBSTITUTE([.A80];[.B80];&quot;&quot;);[.D80];&quot;&quot;)">
            <text:p/>
          </table:table-cell>
          <table:table-cell table:formula="of:=RIGHT([.A80];LEN([.A80])-FIND(&quot;*&quot;;SUBSTITUTE([.A80];&quot; &quot;;&quot;*&quot;;LEN([.A80])-LEN(SUBSTITUTE([.A80];&quot; &quot;;&quot;&quot;)))))" office:value-type="string" office:string-value="Baião" calcext:value-type="string">
            <text:p>Baião</text:p>
          </table:table-cell>
        </table:table-row>
        <table:table-row table:style-name="ro1">
          <table:table-cell table:formula="of:=TRIM((TRANSPOSE([$Planilha1.A81:.A180])))" office:value-type="string" office:string-value="Raimundo Negrão" calcext:value-type="string">
            <text:p>Raimundo Negrão</text:p>
          </table:table-cell>
          <table:table-cell table:style-name="ce4" table:formula="of:=MID([.A81];1;SEARCHB(&quot; &quot;;[.A81];1))" office:value-type="string" office:string-value="Raimundo " calcext:value-type="string">
            <text:p>Raimundo </text:p>
          </table:table-cell>
          <table:table-cell table:formula="of:=SUBSTITUTE(SUBSTITUTE([.A81];[.B81];&quot;&quot;);[.D81];&quot;&quot;)">
            <text:p/>
          </table:table-cell>
          <table:table-cell table:formula="of:=RIGHT([.A81];LEN([.A81])-FIND(&quot;*&quot;;SUBSTITUTE([.A81];&quot; &quot;;&quot;*&quot;;LEN([.A81])-LEN(SUBSTITUTE([.A81];&quot; &quot;;&quot;&quot;)))))" office:value-type="string" office:string-value="Negrão" calcext:value-type="string">
            <text:p>Negrão</text:p>
          </table:table-cell>
        </table:table-row>
        <table:table-row table:style-name="ro1">
          <table:table-cell table:formula="of:=TRIM((TRANSPOSE([$Planilha1.A82:.A181])))" office:value-type="string" office:string-value="Reginaldo Espírito Santo" calcext:value-type="string">
            <text:p>Reginaldo Espírito Santo</text:p>
          </table:table-cell>
          <table:table-cell table:style-name="ce4" table:formula="of:=MID([.A82];1;SEARCHB(&quot; &quot;;[.A82];1))" office:value-type="string" office:string-value="Reginaldo " calcext:value-type="string">
            <text:p>Reginaldo </text:p>
          </table:table-cell>
          <table:table-cell table:formula="of:=SUBSTITUTE(SUBSTITUTE([.A82];[.B82];&quot;&quot;);[.D82];&quot;&quot;)" office:value-type="string" office:string-value="Espírito " calcext:value-type="string">
            <text:p>Espírito </text:p>
          </table:table-cell>
          <table:table-cell table:formula="of:=RIGHT([.A82];LEN([.A82])-FIND(&quot;*&quot;;SUBSTITUTE([.A82];&quot; &quot;;&quot;*&quot;;LEN([.A82])-LEN(SUBSTITUTE([.A82];&quot; &quot;;&quot;&quot;)))))" office:value-type="string" office:string-value="Santo" calcext:value-type="string">
            <text:p>Santo</text:p>
          </table:table-cell>
        </table:table-row>
        <table:table-row table:style-name="ro1">
          <table:table-cell table:formula="of:=TRIM((TRANSPOSE([$Planilha1.A83:.A182])))" office:value-type="string" office:string-value="Roseli Granjeia" calcext:value-type="string">
            <text:p>Roseli Granjeia</text:p>
          </table:table-cell>
          <table:table-cell table:style-name="ce4" table:formula="of:=MID([.A83];1;SEARCHB(&quot; &quot;;[.A83];1))" office:value-type="string" office:string-value="Roseli " calcext:value-type="string">
            <text:p>Roseli </text:p>
          </table:table-cell>
          <table:table-cell table:formula="of:=SUBSTITUTE(SUBSTITUTE([.A83];[.B83];&quot;&quot;);[.D83];&quot;&quot;)">
            <text:p/>
          </table:table-cell>
          <table:table-cell table:formula="of:=RIGHT([.A83];LEN([.A83])-FIND(&quot;*&quot;;SUBSTITUTE([.A83];&quot; &quot;;&quot;*&quot;;LEN([.A83])-LEN(SUBSTITUTE([.A83];&quot; &quot;;&quot;&quot;)))))" office:value-type="string" office:string-value="Granjeia" calcext:value-type="string">
            <text:p>Granjeia</text:p>
          </table:table-cell>
        </table:table-row>
        <table:table-row table:style-name="ro1">
          <table:table-cell table:formula="of:=TRIM((TRANSPOSE([$Planilha1.A84:.A183])))" office:value-type="string" office:string-value="Rufus Sequeira" calcext:value-type="string">
            <text:p>Rufus Sequeira</text:p>
          </table:table-cell>
          <table:table-cell table:style-name="ce4" table:formula="of:=MID([.A84];1;SEARCHB(&quot; &quot;;[.A84];1))" office:value-type="string" office:string-value="Rufus " calcext:value-type="string">
            <text:p>Rufus </text:p>
          </table:table-cell>
          <table:table-cell table:formula="of:=SUBSTITUTE(SUBSTITUTE([.A84];[.B84];&quot;&quot;);[.D84];&quot;&quot;)">
            <text:p/>
          </table:table-cell>
          <table:table-cell table:formula="of:=RIGHT([.A84];LEN([.A84])-FIND(&quot;*&quot;;SUBSTITUTE([.A84];&quot; &quot;;&quot;*&quot;;LEN([.A84])-LEN(SUBSTITUTE([.A84];&quot; &quot;;&quot;&quot;)))))" office:value-type="string" office:string-value="Sequeira" calcext:value-type="string">
            <text:p>Sequeira</text:p>
          </table:table-cell>
        </table:table-row>
        <table:table-row table:style-name="ro1">
          <table:table-cell table:formula="of:=TRIM((TRANSPOSE([$Planilha1.A85:.A184])))" office:value-type="string" office:string-value="Rui Abrantes" calcext:value-type="string">
            <text:p>Rui Abrantes</text:p>
          </table:table-cell>
          <table:table-cell table:style-name="ce4" table:formula="of:=MID([.A85];1;SEARCHB(&quot; &quot;;[.A85];1))" office:value-type="string" office:string-value="Rui " calcext:value-type="string">
            <text:p>Rui </text:p>
          </table:table-cell>
          <table:table-cell table:formula="of:=SUBSTITUTE(SUBSTITUTE([.A85];[.B85];&quot;&quot;);[.D85];&quot;&quot;)">
            <text:p/>
          </table:table-cell>
          <table:table-cell table:formula="of:=RIGHT([.A85];LEN([.A85])-FIND(&quot;*&quot;;SUBSTITUTE([.A85];&quot; &quot;;&quot;*&quot;;LEN([.A85])-LEN(SUBSTITUTE([.A85];&quot; &quot;;&quot;&quot;)))))" office:value-type="string" office:string-value="Abrantes" calcext:value-type="string">
            <text:p>Abrantes</text:p>
          </table:table-cell>
        </table:table-row>
        <table:table-row table:style-name="ro1">
          <table:table-cell table:formula="of:=TRIM((TRANSPOSE([$Planilha1.A86:.A185])))" office:value-type="string" office:string-value="Rui Alcântara" calcext:value-type="string">
            <text:p>Rui Alcântara</text:p>
          </table:table-cell>
          <table:table-cell table:style-name="ce4" table:formula="of:=MID([.A86];1;SEARCHB(&quot; &quot;;[.A86];1))" office:value-type="string" office:string-value="Rui " calcext:value-type="string">
            <text:p>Rui </text:p>
          </table:table-cell>
          <table:table-cell table:formula="of:=SUBSTITUTE(SUBSTITUTE([.A86];[.B86];&quot;&quot;);[.D86];&quot;&quot;)">
            <text:p/>
          </table:table-cell>
          <table:table-cell table:formula="of:=RIGHT([.A86];LEN([.A86])-FIND(&quot;*&quot;;SUBSTITUTE([.A86];&quot; &quot;;&quot;*&quot;;LEN([.A86])-LEN(SUBSTITUTE([.A86];&quot; &quot;;&quot;&quot;)))))" office:value-type="string" office:string-value="Alcântara" calcext:value-type="string">
            <text:p>Alcântara</text:p>
          </table:table-cell>
        </table:table-row>
        <table:table-row table:style-name="ro1">
          <table:table-cell table:formula="of:=TRIM((TRANSPOSE([$Planilha1.A87:.A186])))" office:value-type="string" office:string-value="Rómulo Castanho" calcext:value-type="string">
            <text:p>Rómulo Castanho</text:p>
          </table:table-cell>
          <table:table-cell table:style-name="ce4" table:formula="of:=MID([.A87];1;SEARCHB(&quot; &quot;;[.A87];1))" office:value-type="string" office:string-value="Rómulo " calcext:value-type="string">
            <text:p>Rómulo </text:p>
          </table:table-cell>
          <table:table-cell table:formula="of:=SUBSTITUTE(SUBSTITUTE([.A87];[.B87];&quot;&quot;);[.D87];&quot;&quot;)">
            <text:p/>
          </table:table-cell>
          <table:table-cell table:formula="of:=RIGHT([.A87];LEN([.A87])-FIND(&quot;*&quot;;SUBSTITUTE([.A87];&quot; &quot;;&quot;*&quot;;LEN([.A87])-LEN(SUBSTITUTE([.A87];&quot; &quot;;&quot;&quot;)))))" office:value-type="string" office:string-value="Castanho" calcext:value-type="string">
            <text:p>Castanho</text:p>
          </table:table-cell>
        </table:table-row>
        <table:table-row table:style-name="ro1">
          <table:table-cell table:formula="of:=TRIM((TRANSPOSE([$Planilha1.A88:.A187])))" office:value-type="string" office:string-value="Rómulo Parreira" calcext:value-type="string">
            <text:p>Rómulo Parreira</text:p>
          </table:table-cell>
          <table:table-cell table:style-name="ce4" table:formula="of:=MID([.A88];1;SEARCHB(&quot; &quot;;[.A88];1))" office:value-type="string" office:string-value="Rómulo " calcext:value-type="string">
            <text:p>Rómulo </text:p>
          </table:table-cell>
          <table:table-cell table:formula="of:=SUBSTITUTE(SUBSTITUTE([.A88];[.B88];&quot;&quot;);[.D88];&quot;&quot;)">
            <text:p/>
          </table:table-cell>
          <table:table-cell table:formula="of:=RIGHT([.A88];LEN([.A88])-FIND(&quot;*&quot;;SUBSTITUTE([.A88];&quot; &quot;;&quot;*&quot;;LEN([.A88])-LEN(SUBSTITUTE([.A88];&quot; &quot;;&quot;&quot;)))))" office:value-type="string" office:string-value="Parreira" calcext:value-type="string">
            <text:p>Parreira</text:p>
          </table:table-cell>
        </table:table-row>
        <table:table-row table:style-name="ro1">
          <table:table-cell table:formula="of:=TRIM((TRANSPOSE([$Planilha1.A89:.A188])))" office:value-type="string" office:string-value="Sabina Junqueira" calcext:value-type="string">
            <text:p>Sabina Junqueira</text:p>
          </table:table-cell>
          <table:table-cell table:style-name="ce4" table:formula="of:=MID([.A89];1;SEARCHB(&quot; &quot;;[.A89];1))" office:value-type="string" office:string-value="Sabina " calcext:value-type="string">
            <text:p>Sabina </text:p>
          </table:table-cell>
          <table:table-cell table:formula="of:=SUBSTITUTE(SUBSTITUTE([.A89];[.B89];&quot;&quot;);[.D89];&quot;&quot;)">
            <text:p/>
          </table:table-cell>
          <table:table-cell table:formula="of:=RIGHT([.A89];LEN([.A89])-FIND(&quot;*&quot;;SUBSTITUTE([.A89];&quot; &quot;;&quot;*&quot;;LEN([.A89])-LEN(SUBSTITUTE([.A89];&quot; &quot;;&quot;&quot;)))))" office:value-type="string" office:string-value="Junqueira" calcext:value-type="string">
            <text:p>Junqueira</text:p>
          </table:table-cell>
        </table:table-row>
        <table:table-row table:style-name="ro1">
          <table:table-cell table:formula="of:=TRIM((TRANSPOSE([$Planilha1.A90:.A189])))" office:value-type="string" office:string-value="Simeão Moreyra" calcext:value-type="string">
            <text:p>Simeão Moreyra</text:p>
          </table:table-cell>
          <table:table-cell table:style-name="ce4" table:formula="of:=MID([.A90];1;SEARCHB(&quot; &quot;;[.A90];1))" office:value-type="string" office:string-value="Simeão " calcext:value-type="string">
            <text:p>Simeão </text:p>
          </table:table-cell>
          <table:table-cell table:formula="of:=SUBSTITUTE(SUBSTITUTE([.A90];[.B90];&quot;&quot;);[.D90];&quot;&quot;)">
            <text:p/>
          </table:table-cell>
          <table:table-cell table:formula="of:=RIGHT([.A90];LEN([.A90])-FIND(&quot;*&quot;;SUBSTITUTE([.A90];&quot; &quot;;&quot;*&quot;;LEN([.A90])-LEN(SUBSTITUTE([.A90];&quot; &quot;;&quot;&quot;)))))" office:value-type="string" office:string-value="Moreyra" calcext:value-type="string">
            <text:p>Moreyra</text:p>
          </table:table-cell>
        </table:table-row>
        <table:table-row table:style-name="ro1">
          <table:table-cell table:formula="of:=TRIM((TRANSPOSE([$Planilha1.A91:.A190])))" office:value-type="string" office:string-value="Sofia Caniça" calcext:value-type="string">
            <text:p>Sofia Caniça</text:p>
          </table:table-cell>
          <table:table-cell table:style-name="ce4" table:formula="of:=MID([.A91];1;SEARCHB(&quot; &quot;;[.A91];1))" office:value-type="string" office:string-value="Sofia " calcext:value-type="string">
            <text:p>Sofia </text:p>
          </table:table-cell>
          <table:table-cell table:formula="of:=SUBSTITUTE(SUBSTITUTE([.A91];[.B91];&quot;&quot;);[.D91];&quot;&quot;)">
            <text:p/>
          </table:table-cell>
          <table:table-cell table:formula="of:=RIGHT([.A91];LEN([.A91])-FIND(&quot;*&quot;;SUBSTITUTE([.A91];&quot; &quot;;&quot;*&quot;;LEN([.A91])-LEN(SUBSTITUTE([.A91];&quot; &quot;;&quot;&quot;)))))" office:value-type="string" office:string-value="Caniça" calcext:value-type="string">
            <text:p>Caniça</text:p>
          </table:table-cell>
        </table:table-row>
        <table:table-row table:style-name="ro1">
          <table:table-cell table:formula="of:=TRIM((TRANSPOSE([$Planilha1.A92:.A191])))" office:value-type="string" office:string-value="Talita Mortágua" calcext:value-type="string">
            <text:p>Talita Mortágua</text:p>
          </table:table-cell>
          <table:table-cell table:style-name="ce4" table:formula="of:=MID([.A92];1;SEARCHB(&quot; &quot;;[.A92];1))" office:value-type="string" office:string-value="Talita " calcext:value-type="string">
            <text:p>Talita </text:p>
          </table:table-cell>
          <table:table-cell table:formula="of:=SUBSTITUTE(SUBSTITUTE([.A92];[.B92];&quot;&quot;);[.D92];&quot;&quot;)">
            <text:p/>
          </table:table-cell>
          <table:table-cell table:formula="of:=RIGHT([.A92];LEN([.A92])-FIND(&quot;*&quot;;SUBSTITUTE([.A92];&quot; &quot;;&quot;*&quot;;LEN([.A92])-LEN(SUBSTITUTE([.A92];&quot; &quot;;&quot;&quot;)))))" office:value-type="string" office:string-value="Mortágua" calcext:value-type="string">
            <text:p>Mortágua</text:p>
          </table:table-cell>
        </table:table-row>
        <table:table-row table:style-name="ro1">
          <table:table-cell table:formula="of:=TRIM((TRANSPOSE([$Planilha1.A93:.A192])))" office:value-type="string" office:string-value="Telma Açores" calcext:value-type="string">
            <text:p>Telma Açores</text:p>
          </table:table-cell>
          <table:table-cell table:style-name="ce4" table:formula="of:=MID([.A93];1;SEARCHB(&quot; &quot;;[.A93];1))" office:value-type="string" office:string-value="Telma " calcext:value-type="string">
            <text:p>Telma </text:p>
          </table:table-cell>
          <table:table-cell table:formula="of:=SUBSTITUTE(SUBSTITUTE([.A93];[.B93];&quot;&quot;);[.D93];&quot;&quot;)">
            <text:p/>
          </table:table-cell>
          <table:table-cell table:formula="of:=RIGHT([.A93];LEN([.A93])-FIND(&quot;*&quot;;SUBSTITUTE([.A93];&quot; &quot;;&quot;*&quot;;LEN([.A93])-LEN(SUBSTITUTE([.A93];&quot; &quot;;&quot;&quot;)))))" office:value-type="string" office:string-value="Açores" calcext:value-type="string">
            <text:p>Açores</text:p>
          </table:table-cell>
        </table:table-row>
        <table:table-row table:style-name="ro1">
          <table:table-cell table:formula="of:=TRIM((TRANSPOSE([$Planilha1.A94:.A193])))" office:value-type="string" office:string-value="Teodorico Valente" calcext:value-type="string">
            <text:p>Teodorico Valente</text:p>
          </table:table-cell>
          <table:table-cell table:style-name="ce4" table:formula="of:=MID([.A94];1;SEARCHB(&quot; &quot;;[.A94];1))" office:value-type="string" office:string-value="Teodorico " calcext:value-type="string">
            <text:p>Teodorico </text:p>
          </table:table-cell>
          <table:table-cell table:formula="of:=SUBSTITUTE(SUBSTITUTE([.A94];[.B94];&quot;&quot;);[.D94];&quot;&quot;)">
            <text:p/>
          </table:table-cell>
          <table:table-cell table:formula="of:=RIGHT([.A94];LEN([.A94])-FIND(&quot;*&quot;;SUBSTITUTE([.A94];&quot; &quot;;&quot;*&quot;;LEN([.A94])-LEN(SUBSTITUTE([.A94];&quot; &quot;;&quot;&quot;)))))" office:value-type="string" office:string-value="Valente" calcext:value-type="string">
            <text:p>Valente</text:p>
          </table:table-cell>
        </table:table-row>
        <table:table-row table:style-name="ro1">
          <table:table-cell table:formula="of:=TRIM((TRANSPOSE([$Planilha1.A95:.A194])))" office:value-type="string" office:string-value="Tércio Cordeiro" calcext:value-type="string">
            <text:p>Tércio Cordeiro</text:p>
          </table:table-cell>
          <table:table-cell table:style-name="ce4" table:formula="of:=MID([.A95];1;SEARCHB(&quot; &quot;;[.A95];1))" office:value-type="string" office:string-value="Tércio " calcext:value-type="string">
            <text:p>Tércio </text:p>
          </table:table-cell>
          <table:table-cell table:formula="of:=SUBSTITUTE(SUBSTITUTE([.A95];[.B95];&quot;&quot;);[.D95];&quot;&quot;)">
            <text:p/>
          </table:table-cell>
          <table:table-cell table:formula="of:=RIGHT([.A95];LEN([.A95])-FIND(&quot;*&quot;;SUBSTITUTE([.A95];&quot; &quot;;&quot;*&quot;;LEN([.A95])-LEN(SUBSTITUTE([.A95];&quot; &quot;;&quot;&quot;)))))" office:value-type="string" office:string-value="Cordeiro" calcext:value-type="string">
            <text:p>Cordeiro</text:p>
          </table:table-cell>
        </table:table-row>
        <table:table-row table:style-name="ro1">
          <table:table-cell table:formula="of:=TRIM((TRANSPOSE([$Planilha1.A96:.A195])))" office:value-type="string" office:string-value="Vanessa Guarabira" calcext:value-type="string">
            <text:p>Vanessa Guarabira</text:p>
          </table:table-cell>
          <table:table-cell table:style-name="ce4" table:formula="of:=MID([.A96];1;SEARCHB(&quot; &quot;;[.A96];1))" office:value-type="string" office:string-value="Vanessa " calcext:value-type="string">
            <text:p>Vanessa </text:p>
          </table:table-cell>
          <table:table-cell table:formula="of:=SUBSTITUTE(SUBSTITUTE([.A96];[.B96];&quot;&quot;);[.D96];&quot;&quot;)">
            <text:p/>
          </table:table-cell>
          <table:table-cell table:formula="of:=RIGHT([.A96];LEN([.A96])-FIND(&quot;*&quot;;SUBSTITUTE([.A96];&quot; &quot;;&quot;*&quot;;LEN([.A96])-LEN(SUBSTITUTE([.A96];&quot; &quot;;&quot;&quot;)))))" office:value-type="string" office:string-value="Guarabira" calcext:value-type="string">
            <text:p>Guarabira</text:p>
          </table:table-cell>
        </table:table-row>
        <table:table-row table:style-name="ro1">
          <table:table-cell table:formula="of:=TRIM((TRANSPOSE([$Planilha1.A97:.A196])))" office:value-type="string" office:string-value="Verônica Quintanilla" calcext:value-type="string">
            <text:p>Verônica Quintanilla</text:p>
          </table:table-cell>
          <table:table-cell table:style-name="ce4" table:formula="of:=MID([.A97];1;SEARCHB(&quot; &quot;;[.A97];1))" office:value-type="string" office:string-value="Verônica " calcext:value-type="string">
            <text:p>Verônica </text:p>
          </table:table-cell>
          <table:table-cell table:formula="of:=SUBSTITUTE(SUBSTITUTE([.A97];[.B97];&quot;&quot;);[.D97];&quot;&quot;)">
            <text:p/>
          </table:table-cell>
          <table:table-cell table:formula="of:=RIGHT([.A97];LEN([.A97])-FIND(&quot;*&quot;;SUBSTITUTE([.A97];&quot; &quot;;&quot;*&quot;;LEN([.A97])-LEN(SUBSTITUTE([.A97];&quot; &quot;;&quot;&quot;)))))" office:value-type="string" office:string-value="Quintanilla" calcext:value-type="string">
            <text:p>Quintanilla</text:p>
          </table:table-cell>
        </table:table-row>
        <table:table-row table:style-name="ro1">
          <table:table-cell table:formula="of:=TRIM((TRANSPOSE([$Planilha1.A98:.A197])))" office:value-type="string" office:string-value="Vlademiro Aranha" calcext:value-type="string">
            <text:p>Vlademiro Aranha</text:p>
          </table:table-cell>
          <table:table-cell table:style-name="ce4" table:formula="of:=MID([.A98];1;SEARCHB(&quot; &quot;;[.A98];1))" office:value-type="string" office:string-value="Vlademiro " calcext:value-type="string">
            <text:p>Vlademiro </text:p>
          </table:table-cell>
          <table:table-cell table:formula="of:=SUBSTITUTE(SUBSTITUTE([.A98];[.B98];&quot;&quot;);[.D98];&quot;&quot;)">
            <text:p/>
          </table:table-cell>
          <table:table-cell table:formula="of:=RIGHT([.A98];LEN([.A98])-FIND(&quot;*&quot;;SUBSTITUTE([.A98];&quot; &quot;;&quot;*&quot;;LEN([.A98])-LEN(SUBSTITUTE([.A98];&quot; &quot;;&quot;&quot;)))))" office:value-type="string" office:string-value="Aranha" calcext:value-type="string">
            <text:p>Aranha</text:p>
          </table:table-cell>
        </table:table-row>
        <table:table-row table:style-name="ro1">
          <table:table-cell table:formula="of:=TRIM((TRANSPOSE([$Planilha1.A99:.A198])))" office:value-type="string" office:string-value="Ximena Martínez" calcext:value-type="string">
            <text:p>Ximena Martínez</text:p>
          </table:table-cell>
          <table:table-cell table:style-name="ce4" table:formula="of:=MID([.A99];1;SEARCHB(&quot; &quot;;[.A99];1))" office:value-type="string" office:string-value="Ximena " calcext:value-type="string">
            <text:p>Ximena </text:p>
          </table:table-cell>
          <table:table-cell table:formula="of:=SUBSTITUTE(SUBSTITUTE([.A99];[.B99];&quot;&quot;);[.D99];&quot;&quot;)">
            <text:p/>
          </table:table-cell>
          <table:table-cell table:formula="of:=RIGHT([.A99];LEN([.A99])-FIND(&quot;*&quot;;SUBSTITUTE([.A99];&quot; &quot;;&quot;*&quot;;LEN([.A99])-LEN(SUBSTITUTE([.A99];&quot; &quot;;&quot;&quot;)))))" office:value-type="string" office:string-value="Martínez" calcext:value-type="string">
            <text:p>Martínez</text:p>
          </table:table-cell>
        </table:table-row>
        <table:table-row table:style-name="ro1">
          <table:table-cell table:formula="of:=TRIM((TRANSPOSE([$Planilha1.A100:.A199])))" office:value-type="string" office:string-value="Zuriel Belo" calcext:value-type="string">
            <text:p>Zuriel Belo</text:p>
          </table:table-cell>
          <table:table-cell table:style-name="ce4" table:formula="of:=MID([.A100];1;SEARCHB(&quot; &quot;;[.A100];1))" office:value-type="string" office:string-value="Zuriel " calcext:value-type="string">
            <text:p>Zuriel </text:p>
          </table:table-cell>
          <table:table-cell table:formula="of:=SUBSTITUTE(SUBSTITUTE([.A100];[.B100];&quot;&quot;);[.D100];&quot;&quot;)">
            <text:p/>
          </table:table-cell>
          <table:table-cell table:formula="of:=RIGHT([.A100];LEN([.A100])-FIND(&quot;*&quot;;SUBSTITUTE([.A100];&quot; &quot;;&quot;*&quot;;LEN([.A100])-LEN(SUBSTITUTE([.A100];&quot; &quot;;&quot;&quot;)))))" office:value-type="string" office:string-value="Belo" calcext:value-type="string">
            <text:p>Belo</text:p>
          </table:table-cell>
        </table:table-row>
        <table:table-row table:style-name="ro1">
          <table:table-cell table:formula="of:=TRIM((TRANSPOSE([$Planilha1.A101:.A200])))" office:value-type="string" office:string-value="Ítala Azeredo" calcext:value-type="string">
            <text:p>Ítala Azeredo</text:p>
          </table:table-cell>
          <table:table-cell table:style-name="ce4" table:formula="of:=MID([.A101];1;SEARCHB(&quot; &quot;;[.A101];1))" office:value-type="string" office:string-value="Ítala " calcext:value-type="string">
            <text:p>Ítala </text:p>
          </table:table-cell>
          <table:table-cell table:formula="of:=SUBSTITUTE(SUBSTITUTE([.A101];[.B101];&quot;&quot;);[.D101];&quot;&quot;)">
            <text:p/>
          </table:table-cell>
          <table:table-cell table:formula="of:=RIGHT([.A101];LEN([.A101])-FIND(&quot;*&quot;;SUBSTITUTE([.A101];&quot; &quot;;&quot;*&quot;;LEN([.A101])-LEN(SUBSTITUTE([.A101];&quot; &quot;;&quot;&quot;)))))" office:value-type="string" office:string-value="Azeredo" calcext:value-type="string">
            <text:p>Azeredo</text:p>
          </table:table-cell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5:45:37.180000000</meta:creation-date>
    <dc:date>2019-05-20T16:22:37.987000000</dc:date>
    <meta:editing-duration>PT5M38S</meta:editing-duration>
    <meta:editing-cycles>1</meta:editing-cycles>
    <meta:document-statistic meta:table-count="2" meta:cell-count="505" meta:object-count="0"/>
    <meta:generator>LibreOffice/6.1.4.2$Windows_X86_64 LibreOffice_project/9d0f32d1f0b509096fd65e0d4bec26ddd1938fd3</meta:generator>
  </office:meta>
</office:document-meta>
</file>